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0.9602in"/>
    </style:style>
    <style:style style:name="co5" style:family="table-column">
      <style:table-column-properties fo:break-before="auto" style:column-width="1.3618in"/>
    </style:style>
    <style:style style:name="co6" style:family="table-column">
      <style:table-column-properties fo:break-before="auto" style:column-width="2.239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3" style:family="table-cell" style:parent-style-name="Default" style:data-style-name="N122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3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2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36" style:family="table-cell" style:parent-style-name="Default" style:data-style-name="N122"/>
    <style:style style:name="ce3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map style:condition="cell-content()&lt;=0" style:apply-style-name="Bad" style:base-cell-address="'Money Budget'.F2"/>
    </style:style>
    <style:style style:name="ce3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map style:condition="cell-content()&lt;=0" style:apply-style-name="Bad" style:base-cell-address="'Money Budget'.F2"/>
    </style:style>
    <style:style style:name="ce41" style:family="table-cell" style:parent-style-name="Default" style:data-style-name="N122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map style:condition="cell-content()&lt;=0" style:apply-style-name="Bad" style:base-cell-address="'Money Budget'.H2"/>
    </style:style>
    <style:style style:name="ce42" style:family="table-cell" style:parent-style-name="Default" style:data-style-name="N122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43" style:family="table-cell" style:parent-style-name="Default" style:data-style-name="N122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map style:condition="cell-content()=&quot;y&quot;" style:apply-style-name="Neutral" style:base-cell-address="'Money Budget'.I2"/>
      <style:map style:condition="cell-content()!=&quot;y:" style:apply-style-name="Good" style:base-cell-address="'Money Budget'.I2"/>
    </style:style>
    <style:style style:name="ce5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map style:condition="cell-content()=&quot;y&quot;" style:apply-style-name="Neutral" style:base-cell-address="'Money Budget'.I2"/>
      <style:map style:condition="cell-content()!=&quot;y:" style:apply-style-name="Good" style:base-cell-address="'Money Budget'.I2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4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4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49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04"/>
    <style:style style:name="ce40" style:family="table-cell" style:parent-style-name="Default" style:data-style-name="N81"/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5"/>
        <table:table-column table:style-name="co2" table:default-cell-style-name="ce1"/>
        <table:table-column table:style-name="co2" table:number-columns-repeated="2" table:default-cell-style-name="ce35"/>
        <table:table-column table:style-name="co2" table:default-cell-style-name="ce36"/>
        <table:table-column table:style-name="co2" table:default-cell-style-name="ce38"/>
        <table:table-column table:style-name="co2" table:default-cell-style-name="ce37"/>
        <table:table-column table:style-name="co2" table:default-cell-style-name="ce41"/>
        <table:table-column table:style-name="co3" table:default-cell-style-name="ce57"/>
        <table:table-column table:style-name="co4" table:default-cell-style-name="ce12"/>
        <table:table-column table:style-name="co5" table:default-cell-style-name="ce12"/>
        <table:table-column table:style-name="co6" table:default-cell-style-name="ce48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MFR 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 at qt 1</text:p>
          </table:table-cell>
          <table:table-cell table:style-name="ce10" office:value-type="string" calcext:value-type="string">
            <text:p>Price at qt 10</text:p>
          </table:table-cell>
          <table:table-cell table:style-name="ce10" office:value-type="string" calcext:value-type="string">
            <text:p>Price at qt 30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 quantity</text:p>
          </table:table-cell>
          <table:table-cell table:style-name="ce10" office:value-type="string" calcext:value-type="string">
            <text:p>Cost per unit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table:style-name="ce10" office:value-type="string" calcext:value-type="string">
            <text:p>Extended fee per unit</text:p>
          </table:table-cell>
          <table:table-cell table:style-name="ce46" office:value-type="string" calcext:value-type="string">
            <text:p>Notes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1"/>
          <table:table-cell table:style-name="ce33" table:number-columns-repeated="2"/>
          <table:table-cell/>
          <table:table-cell table:style-name="ce37" office:value-type="float" office:value="0" calcext:value-type="float">
            <text:p>0</text:p>
          </table:table-cell>
          <table:table-cell table:formula="of:=[.F2]*[.B$54]" office:value-type="float" office:value="0" calcext:value-type="float">
            <text:p>0</text:p>
          </table:table-cell>
          <table:table-cell table:formula="of:=IF([.B$54]*[.F2]&lt;10; [.C2]; IF([.B$54]*[.F2]&lt;30; [.D2]; [.E2]))*[.F2]" office:value-type="currency" office:currency="USD" office:value="0" calcext:value-type="currency">
            <text:p>$0.0000</text:p>
          </table:table-cell>
          <table:table-cell table:style-name="ce56" office:value-type="string" calcext:value-type="string">
            <text:p>n</text:p>
          </table:table-cell>
          <table:table-cell table:style-name="ce11" table:formula="of:=IF([.I2]=&quot;y&quot;;3;0)" office:value-type="float" office:value="0" calcext:value-type="float">
            <text:p>0</text:p>
          </table:table-cell>
          <table:table-cell table:style-name="ce11" table:formula="of:=[.J2]/[.$B$54]" office:value-type="float" office:value="0" calcext:value-type="float">
            <text:p>0</text:p>
          </table:table-cell>
          <table:table-cell table:style-name="ce47" office:value-type="string" calcext:value-type="string">
            <text:p>Flash</text:p>
          </table:table-cell>
          <table:table-cell table:style-name="ce50" office:value-type="string" calcext:value-type="string" table:number-columns-spanned="4" table:number-rows-spanned="1">
            <text:p>Price by quantity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STM32L011F4P6TR</text:p>
          </table:table-cell>
          <table:table-cell office:value-type="string" calcext:value-type="string">
            <text:p>C503083</text:p>
          </table:table-cell>
          <table:table-cell table:style-name="ce34" office:value-type="currency" office:currency="USD" office:value="1.17" calcext:value-type="currency">
            <text:p>$1.1700</text:p>
          </table:table-cell>
          <table:table-cell table:style-name="ce34" office:value-type="currency" office:currency="USD" office:value="0.972" calcext:value-type="currency">
            <text:p>$0.9720</text:p>
          </table:table-cell>
          <table:table-cell office:value-type="currency" office:currency="USD" office:value="0.972" calcext:value-type="currency">
            <text:p>$0.9720</text:p>
          </table:table-cell>
          <table:table-cell office:value-type="float" office:value="0" calcext:value-type="float">
            <text:p>0</text:p>
          </table:table-cell>
          <table:table-cell table:formula="of:=[.F3]*[.B$54]" office:value-type="float" office:value="0" calcext:value-type="float">
            <text:p>0</text:p>
          </table:table-cell>
          <table:table-cell table:formula="of:=IF([.B$54]*[.F3]&lt;10; [.C3]; IF([.B$54]*[.F3]&lt;30; [.D3]; [.E3]))*[.F3]" office:value-type="currency" office:currency="USD" office:value="0" calcext:value-type="currency">
            <text:p>$0.0000</text:p>
          </table:table-cell>
          <table:table-cell office:value-type="string" calcext:value-type="string">
            <text:p>y</text:p>
          </table:table-cell>
          <table:table-cell table:formula="of:=IF([.I3]=&quot;y&quot;;3;0)" office:value-type="float" office:value="3" calcext:value-type="float">
            <text:p>3</text:p>
          </table:table-cell>
          <table:table-cell table:formula="of:=[.J3]/[.$B$54]" office:value-type="float" office:value="0.6" calcext:value-type="float">
            <text:p>0.6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s pric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With tariff</text:p>
          </table:table-cell>
          <table:table-cell office:value-type="string" calcext:value-type="string">
            <text:p>With shipping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table:style-name="ce1" office:value-type="string" calcext:value-type="string">
            <text:p>CP2102N</text:p>
          </table:table-cell>
          <table:table-cell/>
          <table:table-cell table:number-columns-repeated="2" table:style-name="ce34" office:value-type="currency" office:currency="USD" office:value="1.67" calcext:value-type="currency">
            <text:p>$1.6700</text:p>
          </table:table-cell>
          <table:table-cell office:value-type="currency" office:currency="USD" office:value="1.67" calcext:value-type="currency">
            <text:p>$1.6700</text:p>
          </table:table-cell>
          <table:table-cell table:style-name="ce37" office:value-type="float" office:value="0" calcext:value-type="float">
            <text:p>0</text:p>
          </table:table-cell>
          <table:table-cell table:formula="of:=[.F4]*[.B$54]" office:value-type="float" office:value="0" calcext:value-type="float">
            <text:p>0</text:p>
          </table:table-cell>
          <table:table-cell table:formula="of:=IF([.B$54]*[.F4]&lt;10; [.C4]; IF([.B$54]*[.F4]&lt;30; [.D4]; [.E4]))*[.F4]" office:value-type="currency" office:currency="USD" office:value="0" calcext:value-type="currency">
            <text:p>$0.0000</text:p>
          </table:table-cell>
          <table:table-cell table:style-name="ce56" office:value-type="string" calcext:value-type="string">
            <text:p>y</text:p>
          </table:table-cell>
          <table:table-cell table:style-name="ce11" table:formula="of:=IF([.I4]=&quot;y&quot;;3;0)" office:value-type="float" office:value="3" calcext:value-type="float">
            <text:p>3</text:p>
          </table:table-cell>
          <table:table-cell table:style-name="ce11" table:formula="of:=[.J4]/[.$B$54]" office:value-type="float" office:value="0.6" calcext:value-type="float">
            <text:p>0.6</text:p>
          </table:table-cell>
          <table:table-cell table:style-name="ce47" office:value-type="string" calcext:value-type="string">
            <text:p>Usb-uart converter</text:p>
          </table:table-cell>
          <table:table-cell office:value-type="float" office:value="5" calcext:value-type="float">
            <text:p>5</text:p>
          </table:table-cell>
          <table:table-cell table:style-name="ce36" table:formula="of:=SUMPRODUCT([.C$2:.C$51]; [.F$2:.F$51]*[.M4]&gt;0;[.F$2:.F$51]*[.M4]&lt;10)+SUMPRODUCT([.D$2:.D$51];  [.F$2:.F$51]*[.M4]&gt;=10;[.F$2:.F$51]*[.M4]&lt;30)+SUMPRODUCT([.E$2:.E$51]; [.F$2:.F$51]*[.M4]&gt;=30)" office:value-type="currency" office:currency="USD" office:value="3.7644" calcext:value-type="currency">
            <text:p>$3.7644</text:p>
          </table:table-cell>
          <table:table-cell table:style-name="ce36" table:formula="of:=[.N4]+[.$J$52]/[.M4]+2/5" office:value-type="currency" office:currency="USD" office:value="8.9644" calcext:value-type="currency">
            <text:p>$8.9644</text:p>
          </table:table-cell>
          <table:table-cell table:style-name="ce36" table:formula="of:=[.O4]*1.55" office:value-type="currency" office:currency="USD" office:value="13.89482" calcext:value-type="currency">
            <text:p>$13.8948</text:p>
          </table:table-cell>
          <table:table-cell table:style-name="ce36" table:formula="of:=[.P4]+[.$B$55]/[.M4]" office:value-type="currency" office:currency="USD" office:value="18.89482" calcext:value-type="currency">
            <text:p>$18.8948</text:p>
          </table:table-cell>
          <table:table-cell table:style-name="ce51" table:formula="of:=[.Q4]*[.M4]" office:value-type="currency" office:currency="USD" office:value="94.4741" calcext:value-type="currency">
            <text:p>$94.47</text:p>
          </table:table-cell>
        </table:table-row>
        <table:table-row table:style-name="ro2">
          <table:table-cell table:style-name="ce1" office:value-type="string" calcext:value-type="string">
            <text:p>XC6206P332MR-G</text:p>
          </table:table-cell>
          <table:table-cell office:value-type="string" calcext:value-type="string">
            <text:p>C5446</text:p>
          </table:table-cell>
          <table:table-cell table:number-columns-repeated="2" table:style-name="ce34" office:value-type="currency" office:currency="USD" office:value="0.1026" calcext:value-type="currency">
            <text:p>$0.1026</text:p>
          </table:table-cell>
          <table:table-cell office:value-type="currency" office:currency="USD" office:value="0.1026" calcext:value-type="currency">
            <text:p>$0.1026</text:p>
          </table:table-cell>
          <table:table-cell office:value-type="float" office:value="0" calcext:value-type="float">
            <text:p>0</text:p>
          </table:table-cell>
          <table:table-cell table:formula="of:=[.F5]*[.B$54]" office:value-type="float" office:value="0" calcext:value-type="float">
            <text:p>0</text:p>
          </table:table-cell>
          <table:table-cell table:formula="of:=IF([.B$54]*[.F5]&lt;10; [.C5]; IF([.B$54]*[.F5]&lt;30; [.D5]; [.E5]))*[.F5]" office:value-type="currency" office:currency="USD" office:value="0" calcext:value-type="currency">
            <text:p>$0.0000</text:p>
          </table:table-cell>
          <table:table-cell office:value-type="string" calcext:value-type="string">
            <text:p>n</text:p>
          </table:table-cell>
          <table:table-cell table:formula="of:=IF([.I5]=&quot;y&quot;;3;0)" office:value-type="float" office:value="0" calcext:value-type="float">
            <text:p>0</text:p>
          </table:table-cell>
          <table:table-cell table:formula="of:=[.J5]/[.$B$54]" office:value-type="float" office:value="0" calcext:value-type="float">
            <text:p>0</text:p>
          </table:table-cell>
          <table:table-cell office:value-type="string" calcext:value-type="string">
            <text:p>3v3 ldo</text:p>
          </table:table-cell>
          <table:table-cell office:value-type="float" office:value="10" calcext:value-type="float">
            <text:p>10</text:p>
          </table:table-cell>
          <table:table-cell table:style-name="ce36" table:formula="of:=SUMPRODUCT([.C$2:.C$51]; [.F$2:.F$51]*[.M5]&gt;0;[.F$2:.F$51]*[.M5]&lt;10)+SUMPRODUCT([.D$2:.D$51];  [.F$2:.F$51]*[.M5]&gt;=10;[.F$2:.F$51]*[.M5]&lt;30)+SUMPRODUCT([.E$2:.E$51]; [.F$2:.F$51]*[.M5]&gt;=30)" office:value-type="currency" office:currency="USD" office:value="3.3224" calcext:value-type="currency">
            <text:p>$3.3224</text:p>
          </table:table-cell>
          <table:table-cell table:style-name="ce36" table:formula="of:=[.N5]+[.$J$52]/[.M5]+2/5" office:value-type="currency" office:currency="USD" office:value="6.1224" calcext:value-type="currency">
            <text:p>$6.1224</text:p>
          </table:table-cell>
          <table:table-cell table:style-name="ce36" table:formula="of:=[.O5]*1.55" office:value-type="currency" office:currency="USD" office:value="9.48972" calcext:value-type="currency">
            <text:p>$9.4897</text:p>
          </table:table-cell>
          <table:table-cell table:style-name="ce36" table:formula="of:=[.P5]+[.$B$55]/[.M5]" office:value-type="currency" office:currency="USD" office:value="11.98972" calcext:value-type="currency">
            <text:p>$11.9897</text:p>
          </table:table-cell>
          <table:table-cell table:style-name="ce51" table:formula="of:=[.Q5]*[.M5]" office:value-type="currency" office:currency="USD" office:value="119.8972" calcext:value-type="currency">
            <text:p>$119.90</text:p>
          </table:table-cell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number-columns-repeated="3" table:style-name="ce33" office:value-type="currency" office:currency="USD" office:value="0.0011" calcext:value-type="currency">
            <text:p>$0.0011</text:p>
          </table:table-cell>
          <table:table-cell table:style-name="ce37" office:value-type="float" office:value="0" calcext:value-type="float">
            <text:p>0</text:p>
          </table:table-cell>
          <table:table-cell table:formula="of:=[.F6]*[.B$54]" office:value-type="float" office:value="0" calcext:value-type="float">
            <text:p>0</text:p>
          </table:table-cell>
          <table:table-cell table:formula="of:=IF([.B$54]*[.F6]&lt;10; [.C6]; IF([.B$54]*[.F6]&lt;30; [.D6]; [.E6]))*[.F6]" office:value-type="currency" office:currency="USD" office:value="0" calcext:value-type="currency">
            <text:p>$0.0000</text:p>
          </table:table-cell>
          <table:table-cell table:style-name="ce56" office:value-type="string" calcext:value-type="string">
            <text:p>preferred</text:p>
          </table:table-cell>
          <table:table-cell table:style-name="ce11" table:formula="of:=IF([.I6]=&quot;y&quot;;3;0)" office:value-type="float" office:value="0" calcext:value-type="float">
            <text:p>0</text:p>
          </table:table-cell>
          <table:table-cell table:style-name="ce11" table:formula="of:=[.J6]/[.$B$54]" office:value-type="float" office:value="0" calcext:value-type="float">
            <text:p>0</text:p>
          </table:table-cell>
          <table:table-cell table:style-name="ce47" office:value-type="string" calcext:value-type="string">
            <text:p>27R USB termination</text:p>
          </table:table-cell>
          <table:table-cell office:value-type="float" office:value="15" calcext:value-type="float">
            <text:p>15</text:p>
          </table:table-cell>
          <table:table-cell table:style-name="ce36" table:formula="of:=SUMPRODUCT([.C$2:.C$51]; [.F$2:.F$51]*[.M6]&gt;0;[.F$2:.F$51]*[.M6]&lt;10)+SUMPRODUCT([.D$2:.D$51];  [.F$2:.F$51]*[.M6]&gt;=10;[.F$2:.F$51]*[.M6]&lt;30)+SUMPRODUCT([.E$2:.E$51]; [.F$2:.F$51]*[.M6]&gt;=30)" office:value-type="currency" office:currency="USD" office:value="3.3224" calcext:value-type="currency">
            <text:p>$3.3224</text:p>
          </table:table-cell>
          <table:table-cell table:style-name="ce36" table:formula="of:=[.N6]+[.$J$52]/[.M6]+2/5" office:value-type="currency" office:currency="USD" office:value="5.3224" calcext:value-type="currency">
            <text:p>$5.3224</text:p>
          </table:table-cell>
          <table:table-cell table:style-name="ce36" table:formula="of:=[.O6]*1.55" office:value-type="currency" office:currency="USD" office:value="8.24972" calcext:value-type="currency">
            <text:p>$8.2497</text:p>
          </table:table-cell>
          <table:table-cell table:style-name="ce36" table:formula="of:=[.P6]+[.$B$55]/[.M6]" office:value-type="currency" office:currency="USD" office:value="9.91638666666667" calcext:value-type="currency">
            <text:p>$9.9164</text:p>
          </table:table-cell>
          <table:table-cell table:style-name="ce51" table:formula="of:=[.Q6]*[.M6]" office:value-type="currency" office:currency="USD" office:value="148.7458" calcext:value-type="currency">
            <text:p>$148.75</text:p>
          </table:table-cell>
        </table:table-row>
        <table:table-row table:style-name="ro3">
          <table:table-cell table:style-name="ce1" office:value-type="string" calcext:value-type="string">
            <text:p>CL21A106KAYNNNE</text:p>
          </table:table-cell>
          <table:table-cell office:value-type="string" calcext:value-type="string">
            <text:p>C15850</text:p>
          </table:table-cell>
          <table:table-cell table:number-columns-repeated="2" office:value-type="currency" office:currency="USD" office:value="0.0108" calcext:value-type="currency">
            <text:p>$0.0108</text:p>
          </table:table-cell>
          <table:table-cell table:style-name="ce35" office:value-type="currency" office:currency="USD" office:value="0.0108" calcext:value-type="currency">
            <text:p>$0.0108</text:p>
          </table:table-cell>
          <table:table-cell office:value-type="float" office:value="3" calcext:value-type="float">
            <text:p>3</text:p>
          </table:table-cell>
          <table:table-cell table:formula="of:=[.F7]*[.B$54]" office:value-type="float" office:value="15" calcext:value-type="float">
            <text:p>15</text:p>
          </table:table-cell>
          <table:table-cell table:formula="of:=IF([.B$54]*[.F7]&lt;10; [.C7]; IF([.B$54]*[.F7]&lt;30; [.D7]; [.E7]))*[.F7]" office:value-type="currency" office:currency="USD" office:value="0.0324" calcext:value-type="currency">
            <text:p>$0.0324</text:p>
          </table:table-cell>
          <table:table-cell office:value-type="string" calcext:value-type="string">
            <text:p>N</text:p>
          </table:table-cell>
          <table:table-cell table:formula="of:=IF([.I7]=&quot;y&quot;;3;0)" office:value-type="float" office:value="0" calcext:value-type="float">
            <text:p>0</text:p>
          </table:table-cell>
          <table:table-cell table:formula="of:=[.J7]/[.$B$54]" office:value-type="float" office:value="0" calcext:value-type="float">
            <text:p>0</text:p>
          </table:table-cell>
          <table:table-cell office:value-type="string" calcext:value-type="string">
            <text:p>10uF cap</text:p>
          </table:table-cell>
          <table:table-cell table:formula="of:=[.M6]+5" office:value-type="float" office:value="20" calcext:value-type="float">
            <text:p>20</text:p>
          </table:table-cell>
          <table:table-cell table:style-name="ce36" table:formula="of:=SUMPRODUCT([.C$2:.C$51]; [.F$2:.F$51]*[.M7]&gt;0;[.F$2:.F$51]*[.M7]&lt;10)+SUMPRODUCT([.D$2:.D$51];  [.F$2:.F$51]*[.M7]&gt;=10;[.F$2:.F$51]*[.M7]&lt;30)+SUMPRODUCT([.E$2:.E$51]; [.F$2:.F$51]*[.M7]&gt;=30)" office:value-type="currency" office:currency="USD" office:value="3.3224" calcext:value-type="currency">
            <text:p>$3.3224</text:p>
          </table:table-cell>
          <table:table-cell table:style-name="ce36" table:formula="of:=[.N7]+[.$J$52]/[.M7]+2/5" office:value-type="currency" office:currency="USD" office:value="4.9224" calcext:value-type="currency">
            <text:p>$4.9224</text:p>
          </table:table-cell>
          <table:table-cell table:style-name="ce36" table:formula="of:=[.O7]*1.55" office:value-type="currency" office:currency="USD" office:value="7.62972" calcext:value-type="currency">
            <text:p>$7.6297</text:p>
          </table:table-cell>
          <table:table-cell table:style-name="ce36" table:formula="of:=[.P7]+[.$B$55]/[.M7]" office:value-type="currency" office:currency="USD" office:value="8.87972" calcext:value-type="currency">
            <text:p>$8.8797</text:p>
          </table:table-cell>
          <table:table-cell table:style-name="ce51" table:formula="of:=[.Q7]*[.M7]" office:value-type="currency" office:currency="USD" office:value="177.5944" calcext:value-type="currency">
            <text:p>$177.59</text:p>
          </table:table-cell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number-columns-repeated="3" table:style-name="ce33" office:value-type="currency" office:currency="USD" office:value="0.0011" calcext:value-type="currency">
            <text:p>$0.0011</text:p>
          </table:table-cell>
          <table:table-cell table:style-name="ce37" office:value-type="float" office:value="2" calcext:value-type="float">
            <text:p>2</text:p>
          </table:table-cell>
          <table:table-cell table:formula="of:=[.F8]*[.B$54]" office:value-type="float" office:value="10" calcext:value-type="float">
            <text:p>10</text:p>
          </table:table-cell>
          <table:table-cell table:formula="of:=IF([.B$54]*[.F8]&lt;10; [.C8]; IF([.B$54]*[.F8]&lt;30; [.D8]; [.E8]))*[.F8]" office:value-type="currency" office:currency="USD" office:value="0.0022" calcext:value-type="currency">
            <text:p>$0.0022</text:p>
          </table:table-cell>
          <table:table-cell table:style-name="ce56" office:value-type="string" calcext:value-type="string">
            <text:p>n</text:p>
          </table:table-cell>
          <table:table-cell table:style-name="ce11" table:formula="of:=IF([.I8]=&quot;y&quot;;3;0)" office:value-type="float" office:value="0" calcext:value-type="float">
            <text:p>0</text:p>
          </table:table-cell>
          <table:table-cell table:style-name="ce11" table:formula="of:=[.J8]/[.$B$54]" office:value-type="float" office:value="0" calcext:value-type="float">
            <text:p>0</text:p>
          </table:table-cell>
          <table:table-cell table:style-name="ce47" office:value-type="string" calcext:value-type="string">
            <text:p>100nF 0402</text:p>
          </table:table-cell>
          <table:table-cell table:formula="of:=[.M7]+5" office:value-type="float" office:value="25" calcext:value-type="float">
            <text:p>25</text:p>
          </table:table-cell>
          <table:table-cell table:style-name="ce36" table:formula="of:=SUMPRODUCT([.C$2:.C$51]; [.F$2:.F$51]*[.M8]&gt;0;[.F$2:.F$51]*[.M8]&lt;10)+SUMPRODUCT([.D$2:.D$51];  [.F$2:.F$51]*[.M8]&gt;=10;[.F$2:.F$51]*[.M8]&lt;30)+SUMPRODUCT([.E$2:.E$51]; [.F$2:.F$51]*[.M8]&gt;=30)" office:value-type="currency" office:currency="USD" office:value="3.3224" calcext:value-type="currency">
            <text:p>$3.3224</text:p>
          </table:table-cell>
          <table:table-cell table:style-name="ce36" table:formula="of:=[.N8]+[.$J$52]/[.M8]+2/5" office:value-type="currency" office:currency="USD" office:value="4.6824" calcext:value-type="currency">
            <text:p>$4.6824</text:p>
          </table:table-cell>
          <table:table-cell table:style-name="ce36" table:formula="of:=[.O8]*1.55" office:value-type="currency" office:currency="USD" office:value="7.25772" calcext:value-type="currency">
            <text:p>$7.2577</text:p>
          </table:table-cell>
          <table:table-cell table:style-name="ce36" table:formula="of:=[.P8]+[.$B$55]/[.M8]" office:value-type="currency" office:currency="USD" office:value="8.25772" calcext:value-type="currency">
            <text:p>$8.2577</text:p>
          </table:table-cell>
          <table:table-cell table:style-name="ce51" table:formula="of:=[.Q8]*[.M8]" office:value-type="currency" office:currency="USD" office:value="206.443" calcext:value-type="currency">
            <text:p>$206.44</text:p>
          </table:table-cell>
        </table:table-row>
        <table:table-row table:style-name="ro1">
          <table:table-cell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currency" office:currency="USD" office:value="0.1086" calcext:value-type="currency">
            <text:p>$0.1086</text:p>
          </table:table-cell>
          <table:table-cell table:formula="of:=0.0786+0.03" office:value-type="currency" office:currency="USD" office:value="0.1086" calcext:value-type="currency">
            <text:p>$0.1086</text:p>
          </table:table-cell>
          <table:table-cell table:style-name="ce35" table:formula="of:=0.0786+0.03" office:value-type="currency" office:currency="USD" office:value="0.1086" calcext:value-type="currency">
            <text:p>$0.1086</text:p>
          </table:table-cell>
          <table:table-cell office:value-type="float" office:value="1" calcext:value-type="float">
            <text:p>1</text:p>
          </table:table-cell>
          <table:table-cell table:formula="of:=[.F9]*[.B$54]" office:value-type="float" office:value="5" calcext:value-type="float">
            <text:p>5</text:p>
          </table:table-cell>
          <table:table-cell table:formula="of:=IF([.B$54]*[.F9]&lt;10; [.C9]; IF([.B$54]*[.F9]&lt;30; [.D9]; [.E9]))*[.F9]" office:value-type="currency" office:currency="USD" office:value="0.1086" calcext:value-type="currency">
            <text:p>$0.1086</text:p>
          </table:table-cell>
          <table:table-cell office:value-type="string" calcext:value-type="string">
            <text:p>y</text:p>
          </table:table-cell>
          <table:table-cell table:formula="of:=IF([.I9]=&quot;y&quot;;3;0)" office:value-type="float" office:value="3" calcext:value-type="float">
            <text:p>3</text:p>
          </table:table-cell>
          <table:table-cell table:formula="of:=[.J9]/[.$B$54]" office:value-type="float" office:value="0.6" calcext:value-type="float">
            <text:p>0.6</text:p>
          </table:table-cell>
          <table:table-cell office:value-type="string" calcext:value-type="string">
            <text:p>USB Connector</text:p>
          </table:table-cell>
          <table:table-cell table:formula="of:=[.M8]+5" office:value-type="float" office:value="30" calcext:value-type="float">
            <text:p>30</text:p>
          </table:table-cell>
          <table:table-cell table:style-name="ce36" table:formula="of:=SUMPRODUCT([.C$2:.C$51]; [.F$2:.F$51]*[.M9]&gt;0;[.F$2:.F$51]*[.M9]&lt;10)+SUMPRODUCT([.D$2:.D$51];  [.F$2:.F$51]*[.M9]&gt;=10;[.F$2:.F$51]*[.M9]&lt;30)+SUMPRODUCT([.E$2:.E$51]; [.F$2:.F$51]*[.M9]&gt;=30)" office:value-type="currency" office:currency="USD" office:value="3.1004" calcext:value-type="currency">
            <text:p>$3.1004</text:p>
          </table:table-cell>
          <table:table-cell table:style-name="ce36" table:formula="of:=[.N9]+[.$J$52]/[.M9]+2/5" office:value-type="currency" office:currency="USD" office:value="4.3004" calcext:value-type="currency">
            <text:p>$4.3004</text:p>
          </table:table-cell>
          <table:table-cell table:style-name="ce36" table:formula="of:=[.O9]*1.55" office:value-type="currency" office:currency="USD" office:value="6.66562" calcext:value-type="currency">
            <text:p>$6.6656</text:p>
          </table:table-cell>
          <table:table-cell table:style-name="ce36" table:formula="of:=[.P9]+[.$B$55]/[.M9]" office:value-type="currency" office:currency="USD" office:value="7.49895333333333" calcext:value-type="currency">
            <text:p>$7.4990</text:p>
          </table:table-cell>
          <table:table-cell table:style-name="ce51" table:formula="of:=[.Q9]*[.M9]" office:value-type="currency" office:currency="USD" office:value="224.9686" calcext:value-type="currency">
            <text:p>$224.97</text:p>
          </table:table-cell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number-columns-repeated="3" table:style-name="ce33" office:value-type="currency" office:currency="USD" office:value="0.0089" calcext:value-type="currency">
            <text:p>$0.0089</text:p>
          </table:table-cell>
          <table:table-cell table:style-name="ce37" office:value-type="float" office:value="2" calcext:value-type="float">
            <text:p>2</text:p>
          </table:table-cell>
          <table:table-cell table:formula="of:=[.F10]*[.B$54]" office:value-type="float" office:value="10" calcext:value-type="float">
            <text:p>10</text:p>
          </table:table-cell>
          <table:table-cell table:formula="of:=IF([.B$54]*[.F10]&lt;10; [.C10]; IF([.B$54]*[.F10]&lt;30; [.D10]; [.E10]))*[.F10]" office:value-type="currency" office:currency="USD" office:value="0.0178" calcext:value-type="currency">
            <text:p>$0.0178</text:p>
          </table:table-cell>
          <table:table-cell table:style-name="ce56" office:value-type="string" calcext:value-type="string">
            <text:p>n</text:p>
          </table:table-cell>
          <table:table-cell table:style-name="ce11" table:formula="of:=IF([.I10]=&quot;y&quot;;3;0)" office:value-type="float" office:value="0" calcext:value-type="float">
            <text:p>0</text:p>
          </table:table-cell>
          <table:table-cell table:style-name="ce11" table:formula="of:=[.J10]/[.$B$54]" office:value-type="float" office:value="0" calcext:value-type="float">
            <text:p>0</text:p>
          </table:table-cell>
          <table:table-cell table:style-name="ce47" office:value-type="string" calcext:value-type="string">
            <text:p>1uF cap</text:p>
          </table:table-cell>
          <table:table-cell table:formula="of:=[.M9]+5" office:value-type="float" office:value="35" calcext:value-type="float">
            <text:p>35</text:p>
          </table:table-cell>
          <table:table-cell table:style-name="ce36" table:formula="of:=SUMPRODUCT([.C$2:.C$51]; [.F$2:.F$51]*[.M10]&gt;0;[.F$2:.F$51]*[.M10]&lt;10)+SUMPRODUCT([.D$2:.D$51];  [.F$2:.F$51]*[.M10]&gt;=10;[.F$2:.F$51]*[.M10]&lt;30)+SUMPRODUCT([.E$2:.E$51]; [.F$2:.F$51]*[.M10]&gt;=30)" office:value-type="currency" office:currency="USD" office:value="3.1004" calcext:value-type="currency">
            <text:p>$3.1004</text:p>
          </table:table-cell>
          <table:table-cell table:style-name="ce36" table:formula="of:=[.N10]+[.$J$52]/[.M10]+2/5" office:value-type="currency" office:currency="USD" office:value="4.18611428571429" calcext:value-type="currency">
            <text:p>$4.1861</text:p>
          </table:table-cell>
          <table:table-cell table:style-name="ce36" table:formula="of:=[.O10]*1.55" office:value-type="currency" office:currency="USD" office:value="6.48847714285714" calcext:value-type="currency">
            <text:p>$6.4885</text:p>
          </table:table-cell>
          <table:table-cell table:style-name="ce36" table:formula="of:=[.P10]+[.$B$55]/[.M10]" office:value-type="currency" office:currency="USD" office:value="7.20276285714286" calcext:value-type="currency">
            <text:p>$7.2028</text:p>
          </table:table-cell>
          <table:table-cell table:style-name="ce51" table:formula="of:=[.Q10]*[.M10]" office:value-type="currency" office:currency="USD" office:value="252.0967" calcext:value-type="currency">
            <text:p>$252.10</text:p>
          </table:table-cell>
        </table:table-row>
        <table:table-row table:style-name="ro1">
          <table:table-cell office:value-type="string" calcext:value-type="string">
            <text:p>CMI201209U2R7KT</text:p>
          </table:table-cell>
          <table:table-cell table:style-name="ce12" office:value-type="string" calcext:value-type="string">
            <text:p>C139222</text:p>
          </table:table-cell>
          <table:table-cell table:number-columns-repeated="2" office:value-type="currency" office:currency="USD" office:value="0.0082" calcext:value-type="currency">
            <text:p>$0.0082</text:p>
          </table:table-cell>
          <table:table-cell table:style-name="ce35" office:value-type="currency" office:currency="USD" office:value="0.0082" calcext:value-type="currency">
            <text:p>$0.0082</text:p>
          </table:table-cell>
          <table:table-cell office:value-type="float" office:value="1" calcext:value-type="float">
            <text:p>1</text:p>
          </table:table-cell>
          <table:table-cell table:formula="of:=[.F11]*[.B$54]" office:value-type="float" office:value="5" calcext:value-type="float">
            <text:p>5</text:p>
          </table:table-cell>
          <table:table-cell table:formula="of:=IF([.B$54]*[.F11]&lt;10; [.C11]; IF([.B$54]*[.F11]&lt;30; [.D11]; [.E11]))*[.F11]" office:value-type="currency" office:currency="USD" office:value="0.0082" calcext:value-type="currency">
            <text:p>$0.0082</text:p>
          </table:table-cell>
          <table:table-cell office:value-type="string" calcext:value-type="string">
            <text:p>y</text:p>
          </table:table-cell>
          <table:table-cell table:formula="of:=IF([.I11]=&quot;y&quot;;3;0)" office:value-type="float" office:value="3" calcext:value-type="float">
            <text:p>3</text:p>
          </table:table-cell>
          <table:table-cell table:formula="of:=[.J11]/[.$B$54]" office:value-type="float" office:value="0.6" calcext:value-type="float">
            <text:p>0.6</text:p>
          </table:table-cell>
          <table:table-cell office:value-type="string" calcext:value-type="string">
            <text:p>Boost converter inductor</text:p>
          </table:table-cell>
          <table:table-cell table:formula="of:=[.M10]+5" office:value-type="float" office:value="40" calcext:value-type="float">
            <text:p>40</text:p>
          </table:table-cell>
          <table:table-cell table:style-name="ce36" table:formula="of:=SUMPRODUCT([.C$2:.C$51]; [.F$2:.F$51]*[.M11]&gt;0;[.F$2:.F$51]*[.M11]&lt;10)+SUMPRODUCT([.D$2:.D$51];  [.F$2:.F$51]*[.M11]&gt;=10;[.F$2:.F$51]*[.M11]&lt;30)+SUMPRODUCT([.E$2:.E$51]; [.F$2:.F$51]*[.M11]&gt;=30)" office:value-type="currency" office:currency="USD" office:value="3.1004" calcext:value-type="currency">
            <text:p>$3.1004</text:p>
          </table:table-cell>
          <table:table-cell table:style-name="ce36" table:formula="of:=[.N11]+[.$J$52]/[.M11]+2/5" office:value-type="currency" office:currency="USD" office:value="4.1004" calcext:value-type="currency">
            <text:p>$4.1004</text:p>
          </table:table-cell>
          <table:table-cell table:style-name="ce36" table:formula="of:=[.O11]*1.55" office:value-type="currency" office:currency="USD" office:value="6.35562" calcext:value-type="currency">
            <text:p>$6.3556</text:p>
          </table:table-cell>
          <table:table-cell table:style-name="ce36" table:formula="of:=[.P11]+[.$B$55]/[.M11]" office:value-type="currency" office:currency="USD" office:value="6.98062" calcext:value-type="currency">
            <text:p>$6.9806</text:p>
          </table:table-cell>
          <table:table-cell table:style-name="ce51" table:formula="of:=[.Q11]*[.M11]" office:value-type="currency" office:currency="USD" office:value="279.2248" calcext:value-type="currency">
            <text:p>$279.22</text:p>
          </table:table-cell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number-columns-repeated="3" table:style-name="ce33" office:value-type="currency" office:currency="USD" office:value="0.0005" calcext:value-type="currency">
            <text:p>$0.0005</text:p>
          </table:table-cell>
          <table:table-cell table:style-name="ce37" office:value-type="float" office:value="3" calcext:value-type="float">
            <text:p>3</text:p>
          </table:table-cell>
          <table:table-cell table:formula="of:=[.F12]*[.B$54]" office:value-type="float" office:value="15" calcext:value-type="float">
            <text:p>15</text:p>
          </table:table-cell>
          <table:table-cell table:formula="of:=IF([.B$54]*[.F12]&lt;10; [.C12]; IF([.B$54]*[.F12]&lt;30; [.D12]; [.E12]))*[.F12]" office:value-type="currency" office:currency="USD" office:value="0.0015" calcext:value-type="currency">
            <text:p>$0.0015</text:p>
          </table:table-cell>
          <table:table-cell table:style-name="ce56" office:value-type="string" calcext:value-type="string">
            <text:p>n</text:p>
          </table:table-cell>
          <table:table-cell table:style-name="ce11" table:formula="of:=IF([.I12]=&quot;y&quot;;3;0)" office:value-type="float" office:value="0" calcext:value-type="float">
            <text:p>0</text:p>
          </table:table-cell>
          <table:table-cell table:style-name="ce11" table:formula="of:=[.J12]/[.$B$54]" office:value-type="float" office:value="0" calcext:value-type="float">
            <text:p>0</text:p>
          </table:table-cell>
          <table:table-cell table:style-name="ce47" office:value-type="string" calcext:value-type="string">
            <text:p>10k resistor</text:p>
          </table:table-cell>
          <table:table-cell table:formula="of:=[.M11]+5" office:value-type="float" office:value="45" calcext:value-type="float">
            <text:p>45</text:p>
          </table:table-cell>
          <table:table-cell table:style-name="ce36" table:formula="of:=SUMPRODUCT([.C$2:.C$51]; [.F$2:.F$51]*[.M12]&gt;0;[.F$2:.F$51]*[.M12]&lt;10)+SUMPRODUCT([.D$2:.D$51];  [.F$2:.F$51]*[.M12]&gt;=10;[.F$2:.F$51]*[.M12]&lt;30)+SUMPRODUCT([.E$2:.E$51]; [.F$2:.F$51]*[.M12]&gt;=30)" office:value-type="currency" office:currency="USD" office:value="3.1004" calcext:value-type="currency">
            <text:p>$3.1004</text:p>
          </table:table-cell>
          <table:table-cell table:style-name="ce36" table:formula="of:=[.N12]+[.$J$52]/[.M12]+2/5" office:value-type="currency" office:currency="USD" office:value="4.03373333333333" calcext:value-type="currency">
            <text:p>$4.0337</text:p>
          </table:table-cell>
          <table:table-cell table:style-name="ce36" table:formula="of:=[.O12]*1.55" office:value-type="currency" office:currency="USD" office:value="6.25228666666667" calcext:value-type="currency">
            <text:p>$6.2523</text:p>
          </table:table-cell>
          <table:table-cell table:style-name="ce36" table:formula="of:=[.P12]+[.$B$55]/[.M12]" office:value-type="currency" office:currency="USD" office:value="6.80784222222222" calcext:value-type="currency">
            <text:p>$6.8078</text:p>
          </table:table-cell>
          <table:table-cell table:style-name="ce51" table:formula="of:=[.Q12]*[.M12]" office:value-type="currency" office:currency="USD" office:value="306.3529" calcext:value-type="currency">
            <text:p>$306.35</text:p>
          </table:table-cell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table:number-columns-repeated="2" office:value-type="currency" office:currency="USD" office:value="0.0005" calcext:value-type="currency">
            <text:p>$0.0005</text:p>
          </table:table-cell>
          <table:table-cell table:style-name="ce35" office:value-type="currency" office:currency="USD" office:value="0.0005" calcext:value-type="currency">
            <text:p>$0.0005</text:p>
          </table:table-cell>
          <table:table-cell office:value-type="float" office:value="0" calcext:value-type="float">
            <text:p>0</text:p>
          </table:table-cell>
          <table:table-cell table:formula="of:=[.F13]*[.B$54]" office:value-type="float" office:value="0" calcext:value-type="float">
            <text:p>0</text:p>
          </table:table-cell>
          <table:table-cell table:formula="of:=IF([.B$54]*[.F13]&lt;10; [.C13]; IF([.B$54]*[.F13]&lt;30; [.D13]; [.E13]))*[.F13]" office:value-type="currency" office:currency="USD" office:value="0" calcext:value-type="currency">
            <text:p>$0.0000</text:p>
          </table:table-cell>
          <table:table-cell office:value-type="string" calcext:value-type="string">
            <text:p>n</text:p>
          </table:table-cell>
          <table:table-cell table:formula="of:=IF([.I13]=&quot;y&quot;;3;0)" office:value-type="float" office:value="0" calcext:value-type="float">
            <text:p>0</text:p>
          </table:table-cell>
          <table:table-cell table:formula="of:=[.J13]/[.$B$54]" office:value-type="float" office:value="0" calcext:value-type="float">
            <text:p>0</text:p>
          </table:table-cell>
          <table:table-cell office:value-type="string" calcext:value-type="string">
            <text:p>1k resistor</text:p>
          </table:table-cell>
          <table:table-cell table:formula="of:=[.M12]+5" office:value-type="float" office:value="50" calcext:value-type="float">
            <text:p>50</text:p>
          </table:table-cell>
          <table:table-cell table:style-name="ce36" table:formula="of:=SUMPRODUCT([.C$2:.C$51]; [.F$2:.F$51]*[.M13]&gt;0;[.F$2:.F$51]*[.M13]&lt;10)+SUMPRODUCT([.D$2:.D$51];  [.F$2:.F$51]*[.M13]&gt;=10;[.F$2:.F$51]*[.M13]&lt;30)+SUMPRODUCT([.E$2:.E$51]; [.F$2:.F$51]*[.M13]&gt;=30)" office:value-type="currency" office:currency="USD" office:value="3.1004" calcext:value-type="currency">
            <text:p>$3.1004</text:p>
          </table:table-cell>
          <table:table-cell table:style-name="ce36" table:formula="of:=[.N13]+[.$J$52]/[.M13]+2/5" office:value-type="currency" office:currency="USD" office:value="3.9804" calcext:value-type="currency">
            <text:p>$3.9804</text:p>
          </table:table-cell>
          <table:table-cell table:style-name="ce36" table:formula="of:=[.O13]*1.55" office:value-type="currency" office:currency="USD" office:value="6.16962" calcext:value-type="currency">
            <text:p>$6.1696</text:p>
          </table:table-cell>
          <table:table-cell table:style-name="ce36" table:formula="of:=[.P13]+[.$B$55]/[.M13]" office:value-type="currency" office:currency="USD" office:value="6.66962" calcext:value-type="currency">
            <text:p>$6.6696</text:p>
          </table:table-cell>
          <table:table-cell table:style-name="ce51" table:formula="of:=[.Q13]*[.M13]" office:value-type="currency" office:currency="USD" office:value="333.481" calcext:value-type="currency">
            <text:p>$333.48</text:p>
          </table:table-cell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number-columns-repeated="3" table:style-name="ce33" office:value-type="currency" office:currency="USD" office:value="0.001" calcext:value-type="currency">
            <text:p>$0.0010</text:p>
          </table:table-cell>
          <table:table-cell table:style-name="ce37" office:value-type="float" office:value="2" calcext:value-type="float">
            <text:p>2</text:p>
          </table:table-cell>
          <table:table-cell table:formula="of:=[.F14]*[.B$54]" office:value-type="float" office:value="10" calcext:value-type="float">
            <text:p>10</text:p>
          </table:table-cell>
          <table:table-cell table:formula="of:=IF([.B$54]*[.F14]&lt;10; [.C14]; IF([.B$54]*[.F14]&lt;30; [.D14]; [.E14]))*[.F14]" office:value-type="currency" office:currency="USD" office:value="0.002" calcext:value-type="currency">
            <text:p>$0.0020</text:p>
          </table:table-cell>
          <table:table-cell table:style-name="ce56" office:value-type="string" calcext:value-type="string">
            <text:p>n</text:p>
          </table:table-cell>
          <table:table-cell table:style-name="ce11" table:formula="of:=IF([.I14]=&quot;y&quot;;3;0)" office:value-type="float" office:value="0" calcext:value-type="float">
            <text:p>0</text:p>
          </table:table-cell>
          <table:table-cell table:style-name="ce11" table:formula="of:=[.J14]/[.$B$54]" office:value-type="float" office:value="0" calcext:value-type="float">
            <text:p>0</text:p>
          </table:table-cell>
          <table:table-cell table:style-name="ce47" office:value-type="string" calcext:value-type="string">
            <text:p>100k resistor</text:p>
          </table:table-cell>
          <table:table-cell table:formula="of:=[.M13]+5" office:value-type="float" office:value="55" calcext:value-type="float">
            <text:p>55</text:p>
          </table:table-cell>
          <table:table-cell table:style-name="ce36" table:formula="of:=SUMPRODUCT([.C$2:.C$51]; [.F$2:.F$51]*[.M14]&gt;0;[.F$2:.F$51]*[.M14]&lt;10)+SUMPRODUCT([.D$2:.D$51];  [.F$2:.F$51]*[.M14]&gt;=10;[.F$2:.F$51]*[.M14]&lt;30)+SUMPRODUCT([.E$2:.E$51]; [.F$2:.F$51]*[.M14]&gt;=30)" office:value-type="currency" office:currency="USD" office:value="3.1004" calcext:value-type="currency">
            <text:p>$3.1004</text:p>
          </table:table-cell>
          <table:table-cell table:style-name="ce36" table:formula="of:=[.N14]+[.$J$52]/[.M14]+2/5" office:value-type="currency" office:currency="USD" office:value="3.93676363636364" calcext:value-type="currency">
            <text:p>$3.9368</text:p>
          </table:table-cell>
          <table:table-cell table:style-name="ce36" table:formula="of:=[.O14]*1.55" office:value-type="currency" office:currency="USD" office:value="6.10198363636364" calcext:value-type="currency">
            <text:p>$6.1020</text:p>
          </table:table-cell>
          <table:table-cell table:style-name="ce36" table:formula="of:=[.P14]+[.$B$55]/[.M14]" office:value-type="currency" office:currency="USD" office:value="6.55652909090909" calcext:value-type="currency">
            <text:p>$6.5565</text:p>
          </table:table-cell>
          <table:table-cell table:style-name="ce51" table:formula="of:=[.Q14]*[.M14]" office:value-type="currency" office:currency="USD" office:value="360.6091" calcext:value-type="currency">
            <text:p>$360.61</text:p>
          </table:table-cell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table:number-columns-repeated="2" office:value-type="currency" office:currency="USD" office:value="0.0005" calcext:value-type="currency">
            <text:p>$0.0005</text:p>
          </table:table-cell>
          <table:table-cell table:style-name="ce35" office:value-type="currency" office:currency="USD" office:value="0.0005" calcext:value-type="currency">
            <text:p>$0.0005</text:p>
          </table:table-cell>
          <table:table-cell office:value-type="float" office:value="1" calcext:value-type="float">
            <text:p>1</text:p>
          </table:table-cell>
          <table:table-cell table:formula="of:=[.F15]*[.B$54]" office:value-type="float" office:value="5" calcext:value-type="float">
            <text:p>5</text:p>
          </table:table-cell>
          <table:table-cell table:formula="of:=IF([.B$54]*[.F15]&lt;10; [.C15]; IF([.B$54]*[.F15]&lt;30; [.D15]; [.E15]))*[.F15]" office:value-type="currency" office:currency="USD" office:value="0.0005" calcext:value-type="currency">
            <text:p>$0.0005</text:p>
          </table:table-cell>
          <table:table-cell office:value-type="string" calcext:value-type="string">
            <text:p>preferred</text:p>
          </table:table-cell>
          <table:table-cell table:formula="of:=IF([.I15]=&quot;y&quot;;3;0)" office:value-type="float" office:value="0" calcext:value-type="float">
            <text:p>0</text:p>
          </table:table-cell>
          <table:table-cell table:formula="of:=[.J15]/[.$B$54]" office:value-type="float" office:value="0" calcext:value-type="float">
            <text:p>0</text:p>
          </table:table-cell>
          <table:table-cell office:value-type="string" calcext:value-type="string">
            <text:p>470k resistor</text:p>
          </table:table-cell>
          <table:table-cell table:formula="of:=[.M14]+5" office:value-type="float" office:value="60" calcext:value-type="float">
            <text:p>60</text:p>
          </table:table-cell>
          <table:table-cell table:style-name="ce36" table:formula="of:=SUMPRODUCT([.C$2:.C$51]; [.F$2:.F$51]*[.M15]&gt;0;[.F$2:.F$51]*[.M15]&lt;10)+SUMPRODUCT([.D$2:.D$51];  [.F$2:.F$51]*[.M15]&gt;=10;[.F$2:.F$51]*[.M15]&lt;30)+SUMPRODUCT([.E$2:.E$51]; [.F$2:.F$51]*[.M15]&gt;=30)" office:value-type="currency" office:currency="USD" office:value="3.1004" calcext:value-type="currency">
            <text:p>$3.1004</text:p>
          </table:table-cell>
          <table:table-cell table:style-name="ce36" table:formula="of:=[.N15]+[.$J$52]/[.M15]+2/5" office:value-type="currency" office:currency="USD" office:value="3.9004" calcext:value-type="currency">
            <text:p>$3.9004</text:p>
          </table:table-cell>
          <table:table-cell table:style-name="ce36" table:formula="of:=[.O15]*1.55" office:value-type="currency" office:currency="USD" office:value="6.04562" calcext:value-type="currency">
            <text:p>$6.0456</text:p>
          </table:table-cell>
          <table:table-cell table:style-name="ce36" table:formula="of:=[.P15]+[.$B$55]/[.M15]" office:value-type="currency" office:currency="USD" office:value="6.46228666666667" calcext:value-type="currency">
            <text:p>$6.4623</text:p>
          </table:table-cell>
          <table:table-cell table:style-name="ce51" table:formula="of:=[.Q15]*[.M15]" office:value-type="currency" office:currency="USD" office:value="387.7372" calcext:value-type="currency">
            <text:p>$387.74</text:p>
          </table:table-cell>
        </table:table-row>
        <table:table-row table:style-name="ro1">
          <table:table-cell table:style-name="ce1"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table:number-columns-repeated="3" table:style-name="ce33" office:value-type="currency" office:currency="USD" office:value="0.0005" calcext:value-type="currency">
            <text:p>$0.0005</text:p>
          </table:table-cell>
          <table:table-cell table:style-name="ce37" office:value-type="float" office:value="2" calcext:value-type="float">
            <text:p>2</text:p>
          </table:table-cell>
          <table:table-cell table:formula="of:=[.F16]*[.B$54]" office:value-type="float" office:value="10" calcext:value-type="float">
            <text:p>10</text:p>
          </table:table-cell>
          <table:table-cell table:formula="of:=IF([.B$54]*[.F16]&lt;10; [.C16]; IF([.B$54]*[.F16]&lt;30; [.D16]; [.E16]))*[.F16]" office:value-type="currency" office:currency="USD" office:value="0.001" calcext:value-type="currency">
            <text:p>$0.0010</text:p>
          </table:table-cell>
          <table:table-cell table:style-name="ce56" office:value-type="string" calcext:value-type="string">
            <text:p>n</text:p>
          </table:table-cell>
          <table:table-cell table:style-name="ce11" table:formula="of:=IF([.I16]=&quot;y&quot;;3;0)" office:value-type="float" office:value="0" calcext:value-type="float">
            <text:p>0</text:p>
          </table:table-cell>
          <table:table-cell table:style-name="ce11" table:formula="of:=[.J16]/[.$B$54]" office:value-type="float" office:value="0" calcext:value-type="float">
            <text:p>0</text:p>
          </table:table-cell>
          <table:table-cell table:style-name="ce47" office:value-type="string" calcext:value-type="string">
            <text:p>5.1k resistor</text:p>
          </table:table-cell>
          <table:table-cell table:formula="of:=[.M15]+5" office:value-type="float" office:value="65" calcext:value-type="float">
            <text:p>65</text:p>
          </table:table-cell>
          <table:table-cell table:style-name="ce36" table:formula="of:=SUMPRODUCT([.C$2:.C$51]; [.F$2:.F$51]*[.M16]&gt;0;[.F$2:.F$51]*[.M16]&lt;10)+SUMPRODUCT([.D$2:.D$51];  [.F$2:.F$51]*[.M16]&gt;=10;[.F$2:.F$51]*[.M16]&lt;30)+SUMPRODUCT([.E$2:.E$51]; [.F$2:.F$51]*[.M16]&gt;=30)" office:value-type="currency" office:currency="USD" office:value="3.1004" calcext:value-type="currency">
            <text:p>$3.1004</text:p>
          </table:table-cell>
          <table:table-cell table:style-name="ce36" table:formula="of:=[.N16]+[.$J$52]/[.M16]+2/5" office:value-type="currency" office:currency="USD" office:value="3.86963076923077" calcext:value-type="currency">
            <text:p>$3.8696</text:p>
          </table:table-cell>
          <table:table-cell table:style-name="ce36" table:formula="of:=[.O16]*1.55" office:value-type="currency" office:currency="USD" office:value="5.99792769230769" calcext:value-type="currency">
            <text:p>$5.9979</text:p>
          </table:table-cell>
          <table:table-cell table:style-name="ce36" table:formula="of:=[.P16]+[.$B$55]/[.M16]" office:value-type="currency" office:currency="USD" office:value="6.38254307692308" calcext:value-type="currency">
            <text:p>$6.3825</text:p>
          </table:table-cell>
          <table:table-cell table:style-name="ce51" table:formula="of:=[.Q16]*[.M16]" office:value-type="currency" office:currency="USD" office:value="414.8653" calcext:value-type="currency">
            <text:p>$414.87</text:p>
          </table:table-cell>
        </table:table-row>
        <table:table-row table:style-name="ro1">
          <table:table-cell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table:number-columns-repeated="2" office:value-type="currency" office:currency="USD" office:value="0.001" calcext:value-type="currency">
            <text:p>$0.0010</text:p>
          </table:table-cell>
          <table:table-cell table:style-name="ce35" office:value-type="currency" office:currency="USD" office:value="0.001" calcext:value-type="currency">
            <text:p>$0.0010</text:p>
          </table:table-cell>
          <table:table-cell office:value-type="float" office:value="1" calcext:value-type="float">
            <text:p>1</text:p>
          </table:table-cell>
          <table:table-cell table:formula="of:=[.F17]*[.B$54]" office:value-type="float" office:value="5" calcext:value-type="float">
            <text:p>5</text:p>
          </table:table-cell>
          <table:table-cell table:formula="of:=IF([.B$54]*[.F17]&lt;10; [.C17]; IF([.B$54]*[.F17]&lt;30; [.D17]; [.E17]))*[.F17]" office:value-type="currency" office:currency="USD" office:value="0.001" calcext:value-type="currency">
            <text:p>$0.0010</text:p>
          </table:table-cell>
          <table:table-cell office:value-type="string" calcext:value-type="string">
            <text:p>n</text:p>
          </table:table-cell>
          <table:table-cell table:formula="of:=IF([.I17]=&quot;y&quot;;3;0)" office:value-type="float" office:value="0" calcext:value-type="float">
            <text:p>0</text:p>
          </table:table-cell>
          <table:table-cell table:formula="of:=[.J17]/[.$B$54]" office:value-type="float" office:value="0" calcext:value-type="float">
            <text:p>0</text:p>
          </table:table-cell>
          <table:table-cell office:value-type="string" calcext:value-type="string">
            <text:p>330R resistor</text:p>
          </table:table-cell>
          <table:table-cell table:formula="of:=[.M16]+5" office:value-type="float" office:value="70" calcext:value-type="float">
            <text:p>70</text:p>
          </table:table-cell>
          <table:table-cell table:style-name="ce36" table:formula="of:=SUMPRODUCT([.C$2:.C$51]; [.F$2:.F$51]*[.M17]&gt;0;[.F$2:.F$51]*[.M17]&lt;10)+SUMPRODUCT([.D$2:.D$51];  [.F$2:.F$51]*[.M17]&gt;=10;[.F$2:.F$51]*[.M17]&lt;30)+SUMPRODUCT([.E$2:.E$51]; [.F$2:.F$51]*[.M17]&gt;=30)" office:value-type="currency" office:currency="USD" office:value="3.1004" calcext:value-type="currency">
            <text:p>$3.1004</text:p>
          </table:table-cell>
          <table:table-cell table:style-name="ce36" table:formula="of:=[.N17]+[.$J$52]/[.M17]+2/5" office:value-type="currency" office:currency="USD" office:value="3.84325714285714" calcext:value-type="currency">
            <text:p>$3.8433</text:p>
          </table:table-cell>
          <table:table-cell table:style-name="ce36" table:formula="of:=[.O17]*1.55" office:value-type="currency" office:currency="USD" office:value="5.95704857142857" calcext:value-type="currency">
            <text:p>$5.9570</text:p>
          </table:table-cell>
          <table:table-cell table:style-name="ce36" table:formula="of:=[.P17]+[.$B$55]/[.M17]" office:value-type="currency" office:currency="USD" office:value="6.31419142857143" calcext:value-type="currency">
            <text:p>$6.3142</text:p>
          </table:table-cell>
          <table:table-cell table:style-name="ce51" table:formula="of:=[.Q17]*[.M17]" office:value-type="currency" office:currency="USD" office:value="441.9934" calcext:value-type="currency">
            <text:p>$441.99</text:p>
          </table:table-cell>
        </table:table-row>
        <table:table-row table:style-name="ro1">
          <table:table-cell table:style-name="ce6" office:value-type="string" calcext:value-type="string">
            <text:p>TPS61023DRLR</text:p>
          </table:table-cell>
          <table:table-cell table:style-name="ce11" office:value-type="string" calcext:value-type="string">
            <text:p>C919459</text:p>
          </table:table-cell>
          <table:table-cell table:number-columns-repeated="3" table:style-name="ce33" office:value-type="currency" office:currency="USD" office:value="0.2858" calcext:value-type="currency">
            <text:p>$0.2858</text:p>
          </table:table-cell>
          <table:table-cell table:style-name="ce37" office:value-type="float" office:value="1" calcext:value-type="float">
            <text:p>1</text:p>
          </table:table-cell>
          <table:table-cell table:formula="of:=[.F18]*[.B$54]" office:value-type="float" office:value="5" calcext:value-type="float">
            <text:p>5</text:p>
          </table:table-cell>
          <table:table-cell table:formula="of:=IF([.B$54]*[.F18]&lt;10; [.C18]; IF([.B$54]*[.F18]&lt;30; [.D18]; [.E18]))*[.F18]" office:value-type="currency" office:currency="USD" office:value="0.2858" calcext:value-type="currency">
            <text:p>$0.2858</text:p>
          </table:table-cell>
          <table:table-cell table:style-name="ce56" office:value-type="string" calcext:value-type="string">
            <text:p>y</text:p>
          </table:table-cell>
          <table:table-cell table:style-name="ce11" table:formula="of:=IF([.I18]=&quot;y&quot;;3;0)" office:value-type="float" office:value="3" calcext:value-type="float">
            <text:p>3</text:p>
          </table:table-cell>
          <table:table-cell table:style-name="ce11" table:formula="of:=[.J18]/[.$B$54]" office:value-type="float" office:value="0.6" calcext:value-type="float">
            <text:p>0.6</text:p>
          </table:table-cell>
          <table:table-cell table:style-name="ce47" office:value-type="string" calcext:value-type="string">
            <text:p>Boost converter</text:p>
          </table:table-cell>
          <table:table-cell table:formula="of:=[.M17]+5" office:value-type="float" office:value="75" calcext:value-type="float">
            <text:p>75</text:p>
          </table:table-cell>
          <table:table-cell table:style-name="ce36" table:formula="of:=SUMPRODUCT([.C$2:.C$51]; [.F$2:.F$51]*[.M18]&gt;0;[.F$2:.F$51]*[.M18]&lt;10)+SUMPRODUCT([.D$2:.D$51];  [.F$2:.F$51]*[.M18]&gt;=10;[.F$2:.F$51]*[.M18]&lt;30)+SUMPRODUCT([.E$2:.E$51]; [.F$2:.F$51]*[.M18]&gt;=30)" office:value-type="currency" office:currency="USD" office:value="3.1004" calcext:value-type="currency">
            <text:p>$3.1004</text:p>
          </table:table-cell>
          <table:table-cell table:style-name="ce36" table:formula="of:=[.N18]+[.$J$52]/[.M18]+2/5" office:value-type="currency" office:currency="USD" office:value="3.8204" calcext:value-type="currency">
            <text:p>$3.8204</text:p>
          </table:table-cell>
          <table:table-cell table:style-name="ce36" table:formula="of:=[.O18]*1.55" office:value-type="currency" office:currency="USD" office:value="5.92162" calcext:value-type="currency">
            <text:p>$5.9216</text:p>
          </table:table-cell>
          <table:table-cell table:style-name="ce36" table:formula="of:=[.P18]+[.$B$55]/[.M18]" office:value-type="currency" office:currency="USD" office:value="6.25495333333333" calcext:value-type="currency">
            <text:p>$6.2550</text:p>
          </table:table-cell>
          <table:table-cell table:style-name="ce51" table:formula="of:=[.Q18]*[.M18]" office:value-type="currency" office:currency="USD" office:value="469.1215" calcext:value-type="currency">
            <text:p>$469.12</text:p>
          </table:table-cell>
        </table:table-row>
        <table:table-row table:style-name="ro1">
          <table:table-cell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table:number-columns-repeated="2" office:value-type="currency" office:currency="USD" office:value="0.0423" calcext:value-type="currency">
            <text:p>$0.0423</text:p>
          </table:table-cell>
          <table:table-cell table:style-name="ce35" office:value-type="currency" office:currency="USD" office:value="0.0423" calcext:value-type="currency">
            <text:p>$0.0423</text:p>
          </table:table-cell>
          <table:table-cell office:value-type="float" office:value="0" calcext:value-type="float">
            <text:p>0</text:p>
          </table:table-cell>
          <table:table-cell table:formula="of:=[.F19]*[.B$54]" office:value-type="float" office:value="0" calcext:value-type="float">
            <text:p>0</text:p>
          </table:table-cell>
          <table:table-cell table:formula="of:=IF([.B$54]*[.F19]&lt;10; [.C19]; IF([.B$54]*[.F19]&lt;30; [.D19]; [.E19]))*[.F19]" office:value-type="currency" office:currency="USD" office:value="0" calcext:value-type="currency">
            <text:p>$0.0000</text:p>
          </table:table-cell>
          <table:table-cell office:value-type="string" calcext:value-type="string">
            <text:p>n</text:p>
          </table:table-cell>
          <table:table-cell table:formula="of:=IF([.I19]=&quot;y&quot;;3;0)" office:value-type="float" office:value="0" calcext:value-type="float">
            <text:p>0</text:p>
          </table:table-cell>
          <table:table-cell table:formula="of:=[.J19]/[.$B$54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  <table:table-cell table:formula="of:=[.M18]+5" office:value-type="float" office:value="80" calcext:value-type="float">
            <text:p>80</text:p>
          </table:table-cell>
          <table:table-cell table:style-name="ce36" table:formula="of:=SUMPRODUCT([.C$2:.C$51]; [.F$2:.F$51]*[.M19]&gt;0;[.F$2:.F$51]*[.M19]&lt;10)+SUMPRODUCT([.D$2:.D$51];  [.F$2:.F$51]*[.M19]&gt;=10;[.F$2:.F$51]*[.M19]&lt;30)+SUMPRODUCT([.E$2:.E$51]; [.F$2:.F$51]*[.M19]&gt;=30)" office:value-type="currency" office:currency="USD" office:value="3.1004" calcext:value-type="currency">
            <text:p>$3.1004</text:p>
          </table:table-cell>
          <table:table-cell table:style-name="ce36" table:formula="of:=[.N19]+[.$J$52]/[.M19]+2/5" office:value-type="currency" office:currency="USD" office:value="3.8004" calcext:value-type="currency">
            <text:p>$3.8004</text:p>
          </table:table-cell>
          <table:table-cell table:style-name="ce36" table:formula="of:=[.O19]*1.55" office:value-type="currency" office:currency="USD" office:value="5.89062" calcext:value-type="currency">
            <text:p>$5.8906</text:p>
          </table:table-cell>
          <table:table-cell table:style-name="ce36" table:formula="of:=[.P19]+[.$B$55]/[.M19]" office:value-type="currency" office:currency="USD" office:value="6.20312" calcext:value-type="currency">
            <text:p>$6.2031</text:p>
          </table:table-cell>
          <table:table-cell table:style-name="ce51" table:formula="of:=[.Q19]*[.M19]" office:value-type="currency" office:currency="USD" office:value="496.2496" calcext:value-type="currency">
            <text:p>$496.25</text:p>
          </table:table-cell>
        </table:table-row>
        <table:table-row table:style-name="ro1">
          <table:table-cell table:style-name="ce1" office:value-type="string" calcext:value-type="string">
            <text:p>0402WGF1500TCE</text:p>
          </table:table-cell>
          <table:table-cell office:value-type="string" calcext:value-type="string">
            <text:p>C25082</text:p>
          </table:table-cell>
          <table:table-cell table:number-columns-repeated="3" table:style-name="ce33" office:value-type="currency" office:currency="USD" office:value="0.0006" calcext:value-type="currency">
            <text:p>$0.0006</text:p>
          </table:table-cell>
          <table:table-cell table:style-name="ce37" office:value-type="float" office:value="1" calcext:value-type="float">
            <text:p>1</text:p>
          </table:table-cell>
          <table:table-cell table:formula="of:=[.F20]*[.B$54]" office:value-type="float" office:value="5" calcext:value-type="float">
            <text:p>5</text:p>
          </table:table-cell>
          <table:table-cell table:formula="of:=IF([.B$54]*[.F20]&lt;10; [.C20]; IF([.B$54]*[.F20]&lt;30; [.D20]; [.E20]))*[.F20]" office:value-type="currency" office:currency="USD" office:value="0.0006" calcext:value-type="currency">
            <text:p>$0.0006</text:p>
          </table:table-cell>
          <table:table-cell table:style-name="ce56" office:value-type="string" calcext:value-type="string">
            <text:p>preferred</text:p>
          </table:table-cell>
          <table:table-cell table:style-name="ce11" table:formula="of:=IF([.I20]=&quot;y&quot;;3;0)" office:value-type="float" office:value="0" calcext:value-type="float">
            <text:p>0</text:p>
          </table:table-cell>
          <table:table-cell table:style-name="ce11" table:formula="of:=[.J20]/[.$B$54]" office:value-type="float" office:value="0" calcext:value-type="float">
            <text:p>0</text:p>
          </table:table-cell>
          <table:table-cell table:style-name="ce47" office:value-type="string" calcext:value-type="string">
            <text:p>0402 150R</text:p>
          </table:table-cell>
          <table:table-cell table:formula="of:=[.M19]+5" office:value-type="float" office:value="85" calcext:value-type="float">
            <text:p>85</text:p>
          </table:table-cell>
          <table:table-cell table:style-name="ce36" table:formula="of:=SUMPRODUCT([.C$2:.C$51]; [.F$2:.F$51]*[.M20]&gt;0;[.F$2:.F$51]*[.M20]&lt;10)+SUMPRODUCT([.D$2:.D$51];  [.F$2:.F$51]*[.M20]&gt;=10;[.F$2:.F$51]*[.M20]&lt;30)+SUMPRODUCT([.E$2:.E$51]; [.F$2:.F$51]*[.M20]&gt;=30)" office:value-type="currency" office:currency="USD" office:value="3.1004" calcext:value-type="currency">
            <text:p>$3.1004</text:p>
          </table:table-cell>
          <table:table-cell table:style-name="ce36" table:formula="of:=[.N20]+[.$J$52]/[.M20]+2/5" office:value-type="currency" office:currency="USD" office:value="3.78275294117647" calcext:value-type="currency">
            <text:p>$3.7828</text:p>
          </table:table-cell>
          <table:table-cell table:style-name="ce36" table:formula="of:=[.O20]*1.55" office:value-type="currency" office:currency="USD" office:value="5.86326705882353" calcext:value-type="currency">
            <text:p>$5.8633</text:p>
          </table:table-cell>
          <table:table-cell table:style-name="ce36" table:formula="of:=[.P20]+[.$B$55]/[.M20]" office:value-type="currency" office:currency="USD" office:value="6.15738470588235" calcext:value-type="currency">
            <text:p>$6.1574</text:p>
          </table:table-cell>
          <table:table-cell table:style-name="ce51" table:formula="of:=[.Q20]*[.M20]" office:value-type="currency" office:currency="USD" office:value="523.3777" calcext:value-type="currency">
            <text:p>$523.38</text:p>
          </table:table-cell>
        </table:table-row>
        <table:table-row table:style-name="ro1">
          <table:table-cell table:style-name="ce1" office:value-type="string" calcext:value-type="string">
            <text:p>0603WAF2400T5E</text:p>
          </table:table-cell>
          <table:table-cell office:value-type="string" calcext:value-type="string">
            <text:p>C23350</text:p>
          </table:table-cell>
          <table:table-cell table:number-columns-repeated="2" office:value-type="currency" office:currency="USD" office:value="0.001" calcext:value-type="currency">
            <text:p>$0.0010</text:p>
          </table:table-cell>
          <table:table-cell table:style-name="ce35" office:value-type="currency" office:currency="USD" office:value="0.001" calcext:value-type="currency">
            <text:p>$0.0010</text:p>
          </table:table-cell>
          <table:table-cell office:value-type="float" office:value="1" calcext:value-type="float">
            <text:p>1</text:p>
          </table:table-cell>
          <table:table-cell table:formula="of:=[.F21]*[.B$54]" office:value-type="float" office:value="5" calcext:value-type="float">
            <text:p>5</text:p>
          </table:table-cell>
          <table:table-cell table:formula="of:=IF([.B$54]*[.F21]&lt;10; [.C21]; IF([.B$54]*[.F21]&lt;30; [.D21]; [.E21]))*[.F21]" office:value-type="currency" office:currency="USD" office:value="0.001" calcext:value-type="currency">
            <text:p>$0.0010</text:p>
          </table:table-cell>
          <table:table-cell office:value-type="string" calcext:value-type="string">
            <text:p>preferred</text:p>
          </table:table-cell>
          <table:table-cell table:formula="of:=IF([.I21]=&quot;y&quot;;3;0)" office:value-type="float" office:value="0" calcext:value-type="float">
            <text:p>0</text:p>
          </table:table-cell>
          <table:table-cell table:formula="of:=[.J21]/[.$B$54]" office:value-type="float" office:value="0" calcext:value-type="float">
            <text:p>0</text:p>
          </table:table-cell>
          <table:table-cell office:value-type="string" calcext:value-type="string">
            <text:p>0603 240R</text:p>
          </table:table-cell>
          <table:table-cell table:formula="of:=[.M20]+5" office:value-type="float" office:value="90" calcext:value-type="float">
            <text:p>90</text:p>
          </table:table-cell>
          <table:table-cell table:style-name="ce36" table:formula="of:=SUMPRODUCT([.C$2:.C$51]; [.F$2:.F$51]*[.M21]&gt;0;[.F$2:.F$51]*[.M21]&lt;10)+SUMPRODUCT([.D$2:.D$51];  [.F$2:.F$51]*[.M21]&gt;=10;[.F$2:.F$51]*[.M21]&lt;30)+SUMPRODUCT([.E$2:.E$51]; [.F$2:.F$51]*[.M21]&gt;=30)" office:value-type="currency" office:currency="USD" office:value="3.1004" calcext:value-type="currency">
            <text:p>$3.1004</text:p>
          </table:table-cell>
          <table:table-cell table:style-name="ce36" table:formula="of:=[.N21]+[.$J$52]/[.M21]+2/5" office:value-type="currency" office:currency="USD" office:value="3.76706666666667" calcext:value-type="currency">
            <text:p>$3.7671</text:p>
          </table:table-cell>
          <table:table-cell table:style-name="ce36" table:formula="of:=[.O21]*1.55" office:value-type="currency" office:currency="USD" office:value="5.83895333333333" calcext:value-type="currency">
            <text:p>$5.8390</text:p>
          </table:table-cell>
          <table:table-cell table:style-name="ce36" table:formula="of:=[.P21]+[.$B$55]/[.M21]" office:value-type="currency" office:currency="USD" office:value="6.11673111111111" calcext:value-type="currency">
            <text:p>$6.1167</text:p>
          </table:table-cell>
          <table:table-cell table:style-name="ce51" table:formula="of:=[.Q21]*[.M21]" office:value-type="currency" office:currency="USD" office:value="550.5058" calcext:value-type="currency">
            <text:p>$550.51</text:p>
          </table:table-cell>
        </table:table-row>
        <table:table-row table:style-name="ro1">
          <table:table-cell table:style-name="ce1" office:value-type="string" calcext:value-type="string">
            <text:p>Q13FC13500004</text:p>
          </table:table-cell>
          <table:table-cell table:style-name="ce13" office:value-type="string" calcext:value-type="string">
            <text:p>C32346</text:p>
          </table:table-cell>
          <table:table-cell table:number-columns-repeated="3" table:style-name="ce33" office:value-type="currency" office:currency="USD" office:value="0.1772" calcext:value-type="currency">
            <text:p>$0.1772</text:p>
          </table:table-cell>
          <table:table-cell table:style-name="ce37" office:value-type="float" office:value="1" calcext:value-type="float">
            <text:p>1</text:p>
          </table:table-cell>
          <table:table-cell table:formula="of:=[.F22]*[.B$54]" office:value-type="float" office:value="5" calcext:value-type="float">
            <text:p>5</text:p>
          </table:table-cell>
          <table:table-cell table:formula="of:=IF([.B$54]*[.F22]&lt;10; [.C22]; IF([.B$54]*[.F22]&lt;30; [.D22]; [.E22]))*[.F22]" office:value-type="currency" office:currency="USD" office:value="0.1772" calcext:value-type="currency">
            <text:p>$0.1772</text:p>
          </table:table-cell>
          <table:table-cell table:style-name="ce56" office:value-type="string" calcext:value-type="string">
            <text:p>n</text:p>
          </table:table-cell>
          <table:table-cell table:style-name="ce11" table:formula="of:=IF([.I22]=&quot;y&quot;;3;0)" office:value-type="float" office:value="0" calcext:value-type="float">
            <text:p>0</text:p>
          </table:table-cell>
          <table:table-cell table:style-name="ce11" table:formula="of:=[.J22]/[.$B$54]" office:value-type="float" office:value="0" calcext:value-type="float">
            <text:p>0</text:p>
          </table:table-cell>
          <table:table-cell table:style-name="ce47" office:value-type="string" calcext:value-type="string">
            <text:p>32k crystal, 12.5pF load capacitence</text:p>
          </table:table-cell>
          <table:table-cell table:formula="of:=[.M21]+5" office:value-type="float" office:value="95" calcext:value-type="float">
            <text:p>95</text:p>
          </table:table-cell>
          <table:table-cell table:style-name="ce36" table:formula="of:=SUMPRODUCT([.C$2:.C$51]; [.F$2:.F$51]*[.M22]&gt;0;[.F$2:.F$51]*[.M22]&lt;10)+SUMPRODUCT([.D$2:.D$51];  [.F$2:.F$51]*[.M22]&gt;=10;[.F$2:.F$51]*[.M22]&lt;30)+SUMPRODUCT([.E$2:.E$51]; [.F$2:.F$51]*[.M22]&gt;=30)" office:value-type="currency" office:currency="USD" office:value="3.1004" calcext:value-type="currency">
            <text:p>$3.1004</text:p>
          </table:table-cell>
          <table:table-cell table:style-name="ce36" table:formula="of:=[.N22]+[.$J$52]/[.M22]+2/5" office:value-type="currency" office:currency="USD" office:value="3.75303157894737" calcext:value-type="currency">
            <text:p>$3.7530</text:p>
          </table:table-cell>
          <table:table-cell table:style-name="ce36" table:formula="of:=[.O22]*1.55" office:value-type="currency" office:currency="USD" office:value="5.81719894736842" calcext:value-type="currency">
            <text:p>$5.8172</text:p>
          </table:table-cell>
          <table:table-cell table:style-name="ce36" table:formula="of:=[.P22]+[.$B$55]/[.M22]" office:value-type="currency" office:currency="USD" office:value="6.08035684210526" calcext:value-type="currency">
            <text:p>$6.0804</text:p>
          </table:table-cell>
          <table:table-cell table:style-name="ce51" table:formula="of:=[.Q22]*[.M22]" office:value-type="currency" office:currency="USD" office:value="577.6339" calcext:value-type="currency">
            <text:p>$577.63</text:p>
          </table:table-cell>
        </table:table-row>
        <table:table-row table:style-name="ro1">
          <table:table-cell table:style-name="ce1" office:value-type="string" calcext:value-type="string">
            <text:p>CL05C100JB5NNNC</text:p>
          </table:table-cell>
          <table:table-cell office:value-type="string" calcext:value-type="string">
            <text:p>C32949</text:p>
          </table:table-cell>
          <table:table-cell table:number-columns-repeated="2" office:value-type="currency" office:currency="USD" office:value="0.0043" calcext:value-type="currency">
            <text:p>$0.0043</text:p>
          </table:table-cell>
          <table:table-cell table:style-name="ce35" office:value-type="currency" office:currency="USD" office:value="0.0043" calcext:value-type="currency">
            <text:p>$0.0043</text:p>
          </table:table-cell>
          <table:table-cell office:value-type="float" office:value="2" calcext:value-type="float">
            <text:p>2</text:p>
          </table:table-cell>
          <table:table-cell table:formula="of:=[.F23]*[.B$54]" office:value-type="float" office:value="10" calcext:value-type="float">
            <text:p>10</text:p>
          </table:table-cell>
          <table:table-cell table:formula="of:=IF([.B$54]*[.F23]&lt;10; [.C23]; IF([.B$54]*[.F23]&lt;30; [.D23]; [.E23]))*[.F23]" office:value-type="currency" office:currency="USD" office:value="0.0086" calcext:value-type="currency">
            <text:p>$0.0086</text:p>
          </table:table-cell>
          <table:table-cell office:value-type="string" calcext:value-type="string">
            <text:p>n</text:p>
          </table:table-cell>
          <table:table-cell table:formula="of:=IF([.I23]=&quot;y&quot;;3;0)" office:value-type="float" office:value="0" calcext:value-type="float">
            <text:p>0</text:p>
          </table:table-cell>
          <table:table-cell table:formula="of:=[.J23]/[.$B$54]" office:value-type="float" office:value="0" calcext:value-type="float">
            <text:p>0</text:p>
          </table:table-cell>
          <table:table-cell office:value-type="string" calcext:value-type="string">
            <text:p>10pF crystal load caps, 0402</text:p>
          </table:table-cell>
          <table:table-cell table:formula="of:=[.M22]+5" office:value-type="float" office:value="100" calcext:value-type="float">
            <text:p>100</text:p>
          </table:table-cell>
          <table:table-cell table:style-name="ce36" table:formula="of:=SUMPRODUCT([.C$2:.C$51]; [.F$2:.F$51]*[.M23]&gt;0;[.F$2:.F$51]*[.M23]&lt;10)+SUMPRODUCT([.D$2:.D$51];  [.F$2:.F$51]*[.M23]&gt;=10;[.F$2:.F$51]*[.M23]&lt;30)+SUMPRODUCT([.E$2:.E$51]; [.F$2:.F$51]*[.M23]&gt;=30)" office:value-type="currency" office:currency="USD" office:value="3.1004" calcext:value-type="currency">
            <text:p>$3.1004</text:p>
          </table:table-cell>
          <table:table-cell table:style-name="ce36" table:formula="of:=[.N23]+[.$J$52]/[.M23]+2/5" office:value-type="currency" office:currency="USD" office:value="3.7404" calcext:value-type="currency">
            <text:p>$3.7404</text:p>
          </table:table-cell>
          <table:table-cell table:style-name="ce36" table:formula="of:=[.O23]*1.55" office:value-type="currency" office:currency="USD" office:value="5.79762" calcext:value-type="currency">
            <text:p>$5.7976</text:p>
          </table:table-cell>
          <table:table-cell table:style-name="ce36" table:formula="of:=[.P23]+[.$B$55]/[.M23]" office:value-type="currency" office:currency="USD" office:value="6.04762" calcext:value-type="currency">
            <text:p>$6.0476</text:p>
          </table:table-cell>
          <table:table-cell table:style-name="ce51" table:formula="of:=[.Q23]*[.M23]" office:value-type="currency" office:currency="USD" office:value="604.762" calcext:value-type="currency">
            <text:p>$604.76</text:p>
          </table:table-cell>
        </table:table-row>
        <table:table-row table:style-name="ro1">
          <table:table-cell table:style-name="ce6" office:value-type="string" calcext:value-type="string">
            <text:p>SS24</text:p>
          </table:table-cell>
          <table:table-cell table:style-name="ce11" office:value-type="string" calcext:value-type="string">
            <text:p>C7420362</text:p>
          </table:table-cell>
          <table:table-cell table:number-columns-repeated="3" table:style-name="ce33" office:value-type="currency" office:currency="USD" office:value="0.0222" calcext:value-type="currency">
            <text:p>$0.0222</text:p>
          </table:table-cell>
          <table:table-cell table:style-name="ce37" office:value-type="float" office:value="0" calcext:value-type="float">
            <text:p>0</text:p>
          </table:table-cell>
          <table:table-cell table:formula="of:=[.F24]*[.B$54]" office:value-type="float" office:value="0" calcext:value-type="float">
            <text:p>0</text:p>
          </table:table-cell>
          <table:table-cell table:formula="of:=IF([.B$54]*[.F24]&lt;10; [.C24]; IF([.B$54]*[.F24]&lt;30; [.D24]; [.E24]))*[.F24]" office:value-type="currency" office:currency="USD" office:value="0" calcext:value-type="currency">
            <text:p>$0.0000</text:p>
          </table:table-cell>
          <table:table-cell table:style-name="ce56" office:value-type="string" calcext:value-type="string">
            <text:p>preferred</text:p>
          </table:table-cell>
          <table:table-cell table:style-name="ce11" table:formula="of:=IF([.I24]=&quot;y&quot;;3;0)" office:value-type="float" office:value="0" calcext:value-type="float">
            <text:p>0</text:p>
          </table:table-cell>
          <table:table-cell table:style-name="ce11" table:formula="of:=[.J24]/[.$B$54]" office:value-type="float" office:value="0" calcext:value-type="float">
            <text:p>0</text:p>
          </table:table-cell>
          <table:table-cell table:style-name="ce47" office:value-type="string" calcext:value-type="string">
            <text:p>Reverse polarity protection diode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table:number-columns-repeated="2" office:value-type="currency" office:currency="USD" office:value="0.0125" calcext:value-type="currency">
            <text:p>$0.0125</text:p>
          </table:table-cell>
          <table:table-cell table:style-name="ce35" office:value-type="currency" office:currency="USD" office:value="0.0125" calcext:value-type="currency">
            <text:p>$0.0125</text:p>
          </table:table-cell>
          <table:table-cell office:value-type="float" office:value="1" calcext:value-type="float">
            <text:p>1</text:p>
          </table:table-cell>
          <table:table-cell table:formula="of:=[.F25]*[.B$54]" office:value-type="float" office:value="5" calcext:value-type="float">
            <text:p>5</text:p>
          </table:table-cell>
          <table:table-cell table:formula="of:=IF([.B$54]*[.F25]&lt;10; [.C25]; IF([.B$54]*[.F25]&lt;30; [.D25]; [.E25]))*[.F25]" office:value-type="currency" office:currency="USD" office:value="0.0125" calcext:value-type="currency">
            <text:p>$0.0125</text:p>
          </table:table-cell>
          <table:table-cell office:value-type="string" calcext:value-type="string">
            <text:p>n</text:p>
          </table:table-cell>
          <table:table-cell table:formula="of:=IF([.I25]=&quot;y&quot;;3;0)" office:value-type="float" office:value="0" calcext:value-type="float">
            <text:p>0</text:p>
          </table:table-cell>
          <table:table-cell table:formula="of:=[.J25]/[.$B$54]" office:value-type="float" office:value="0" calcext:value-type="float">
            <text:p>0</text:p>
          </table:table-cell>
          <table:table-cell office:value-type="string" calcext:value-type="string">
            <text:p>Yellow indication LE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KT-0603R</text:p>
          </table:table-cell>
          <table:table-cell office:value-type="string" calcext:value-type="string">
            <text:p>C2286</text:p>
          </table:table-cell>
          <table:table-cell table:number-columns-repeated="3" table:style-name="ce33" office:value-type="currency" office:currency="USD" office:value="0.0056" calcext:value-type="currency">
            <text:p>$0.0056</text:p>
          </table:table-cell>
          <table:table-cell table:style-name="ce37" office:value-type="float" office:value="1" calcext:value-type="float">
            <text:p>1</text:p>
          </table:table-cell>
          <table:table-cell table:formula="of:=[.F26]*[.B$54]" office:value-type="float" office:value="5" calcext:value-type="float">
            <text:p>5</text:p>
          </table:table-cell>
          <table:table-cell table:formula="of:=IF([.B$54]*[.F26]&lt;10; [.C26]; IF([.B$54]*[.F26]&lt;30; [.D26]; [.E26]))*[.F26]" office:value-type="currency" office:currency="USD" office:value="0.0056" calcext:value-type="currency">
            <text:p>$0.0056</text:p>
          </table:table-cell>
          <table:table-cell table:style-name="ce56" office:value-type="string" calcext:value-type="string">
            <text:p>n</text:p>
          </table:table-cell>
          <table:table-cell table:style-name="ce11" table:formula="of:=IF([.I26]=&quot;y&quot;;3;0)" office:value-type="float" office:value="0" calcext:value-type="float">
            <text:p>0</text:p>
          </table:table-cell>
          <table:table-cell table:style-name="ce11" table:formula="of:=[.J26]/[.$B$54]" office:value-type="float" office:value="0" calcext:value-type="float">
            <text:p>0</text:p>
          </table:table-cell>
          <table:table-cell table:style-name="ce47" office:value-type="string" calcext:value-type="string">
            <text:p>Red le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KT-0805G</text:p>
          </table:table-cell>
          <table:table-cell office:value-type="string" calcext:value-type="string">
            <text:p>C2297</text:p>
          </table:table-cell>
          <table:table-cell table:number-columns-repeated="2" office:value-type="currency" office:currency="USD" office:value="0.0107" calcext:value-type="currency">
            <text:p>$0.0107</text:p>
          </table:table-cell>
          <table:table-cell table:style-name="ce35" office:value-type="currency" office:currency="USD" office:value="0.0107" calcext:value-type="currency">
            <text:p>$0.0107</text:p>
          </table:table-cell>
          <table:table-cell office:value-type="float" office:value="1" calcext:value-type="float">
            <text:p>1</text:p>
          </table:table-cell>
          <table:table-cell table:formula="of:=[.F27]*[.B$54]" office:value-type="float" office:value="5" calcext:value-type="float">
            <text:p>5</text:p>
          </table:table-cell>
          <table:table-cell table:formula="of:=IF([.B$54]*[.F27]&lt;10; [.C27]; IF([.B$54]*[.F27]&lt;30; [.D27]; [.E27]))*[.F27]" office:value-type="currency" office:currency="USD" office:value="0.0107" calcext:value-type="currency">
            <text:p>$0.0107</text:p>
          </table:table-cell>
          <table:table-cell office:value-type="string" calcext:value-type="string">
            <text:p>n</text:p>
          </table:table-cell>
          <table:table-cell table:formula="of:=IF([.I27]=&quot;y&quot;;3;0)" office:value-type="float" office:value="0" calcext:value-type="float">
            <text:p>0</text:p>
          </table:table-cell>
          <table:table-cell table:formula="of:=[.J27]/[.$B$54]" office:value-type="float" office:value="0" calcext:value-type="float">
            <text:p>0</text:p>
          </table:table-cell>
          <table:table-cell office:value-type="string" calcext:value-type="string">
            <text:p>Green LE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PS2115ADRBT</text:p>
          </table:table-cell>
          <table:table-cell office:value-type="string" calcext:value-type="string">
            <text:p>C2863458</text:p>
          </table:table-cell>
          <table:table-cell office:value-type="currency" office:currency="USD" office:value="0.462" calcext:value-type="currency">
            <text:p>$0.4620</text:p>
          </table:table-cell>
          <table:table-cell table:style-name="ce34" office:value-type="currency" office:currency="USD" office:value="0.4515" calcext:value-type="currency">
            <text:p>$0.4515</text:p>
          </table:table-cell>
          <table:table-cell office:value-type="currency" office:currency="USD" office:value="0.4515" calcext:value-type="currency">
            <text:p>$0.4515</text:p>
          </table:table-cell>
          <table:table-cell table:style-name="ce37" office:value-type="float" office:value="1" calcext:value-type="float">
            <text:p>1</text:p>
          </table:table-cell>
          <table:table-cell table:formula="of:=[.F28]*[.B$54]" office:value-type="float" office:value="5" calcext:value-type="float">
            <text:p>5</text:p>
          </table:table-cell>
          <table:table-cell table:formula="of:=IF([.B$54]*[.F28]&lt;10; [.C28]; IF([.B$54]*[.F28]&lt;30; [.D28]; [.E28]))*[.F28]" office:value-type="currency" office:currency="USD" office:value="0.462" calcext:value-type="currency">
            <text:p>$0.4620</text:p>
          </table:table-cell>
          <table:table-cell table:style-name="ce56" office:value-type="string" calcext:value-type="string">
            <text:p>y</text:p>
          </table:table-cell>
          <table:table-cell table:style-name="ce11" table:formula="of:=IF([.I28]=&quot;y&quot;;3;0)" office:value-type="float" office:value="3" calcext:value-type="float">
            <text:p>3</text:p>
          </table:table-cell>
          <table:table-cell table:style-name="ce11" table:formula="of:=[.J28]/[.$B$54]" office:value-type="float" office:value="0.6" calcext:value-type="float">
            <text:p>0.6</text:p>
          </table:table-cell>
          <table:table-cell table:style-name="ce47" office:value-type="string" calcext:value-type="string">
            <text:p>Power mux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402WGF4700TCE</text:p>
          </table:table-cell>
          <table:table-cell office:value-type="string" calcext:value-type="string">
            <text:p>C25117</text:p>
          </table:table-cell>
          <table:table-cell table:number-columns-repeated="2" office:value-type="currency" office:currency="USD" office:value="0.0006" calcext:value-type="currency">
            <text:p>$0.0006</text:p>
          </table:table-cell>
          <table:table-cell table:style-name="ce35" office:value-type="currency" office:currency="USD" office:value="0.0006" calcext:value-type="currency">
            <text:p>$0.0006</text:p>
          </table:table-cell>
          <table:table-cell office:value-type="float" office:value="1" calcext:value-type="float">
            <text:p>1</text:p>
          </table:table-cell>
          <table:table-cell table:formula="of:=[.F29]*[.B$54]" office:value-type="float" office:value="5" calcext:value-type="float">
            <text:p>5</text:p>
          </table:table-cell>
          <table:table-cell table:formula="of:=IF([.B$54]*[.F29]&lt;10; [.C29]; IF([.B$54]*[.F29]&lt;30; [.D29]; [.E29]))*[.F29]" office:value-type="currency" office:currency="USD" office:value="0.0006" calcext:value-type="currency">
            <text:p>$0.0006</text:p>
          </table:table-cell>
          <table:table-cell office:value-type="string" calcext:value-type="string">
            <text:p>n</text:p>
          </table:table-cell>
          <table:table-cell table:formula="of:=IF([.I29]=&quot;y&quot;;3;0)" office:value-type="float" office:value="0" calcext:value-type="float">
            <text:p>0</text:p>
          </table:table-cell>
          <table:table-cell table:formula="of:=[.J29]/[.$B$54]" office:value-type="float" office:value="0" calcext:value-type="float">
            <text:p>0</text:p>
          </table:table-cell>
          <table:table-cell office:value-type="string" calcext:value-type="string">
            <text:p>470R 040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3002</text:p>
          </table:table-cell>
          <table:table-cell table:style-name="ce11" office:value-type="string" calcext:value-type="string">
            <text:p>36-3002-ND</text:p>
          </table:table-cell>
          <table:table-cell office:value-type="currency" office:currency="USD" office:value="0.47" calcext:value-type="currency">
            <text:p>$0.4700</text:p>
          </table:table-cell>
          <table:table-cell table:style-name="ce33" office:value-type="currency" office:currency="USD" office:value="0.391" calcext:value-type="currency">
            <text:p>$0.3910</text:p>
          </table:table-cell>
          <table:table-cell office:value-type="currency" office:currency="USD" office:value="0.391" calcext:value-type="currency">
            <text:p>$0.3910</text:p>
          </table:table-cell>
          <table:table-cell table:style-name="ce37" office:value-type="float" office:value="1" calcext:value-type="float">
            <text:p>1</text:p>
          </table:table-cell>
          <table:table-cell table:formula="of:=[.F30]*[.B$54]" office:value-type="float" office:value="5" calcext:value-type="float">
            <text:p>5</text:p>
          </table:table-cell>
          <table:table-cell table:formula="of:=IF([.B$54]*[.F30]&lt;10; [.C30]; IF([.B$54]*[.F30]&lt;30; [.D30]; [.E30]))*[.F30]" office:value-type="currency" office:currency="USD" office:value="0.47" calcext:value-type="currency">
            <text:p>$0.4700</text:p>
          </table:table-cell>
          <table:table-cell table:style-name="ce56" office:value-type="string" calcext:value-type="string">
            <text:p>y</text:p>
          </table:table-cell>
          <table:table-cell table:style-name="ce11" table:formula="of:=IF([.I30]=&quot;y&quot;;3;0)" office:value-type="float" office:value="3" calcext:value-type="float">
            <text:p>3</text:p>
          </table:table-cell>
          <table:table-cell table:style-name="ce11" table:formula="of:=[.J30]/[.$B$54]" office:value-type="float" office:value="0.6" calcext:value-type="float">
            <text:p>0.6</text:p>
          </table:table-cell>
          <table:table-cell table:style-name="ce47" office:value-type="string" calcext:value-type="string">
            <text:p>CR2032 holder from Digikey. MFR Keyst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2102-GMR</text:p>
          </table:table-cell>
          <table:table-cell office:value-type="string" calcext:value-type="string">
            <text:p>C6568</text:p>
          </table:table-cell>
          <table:table-cell office:value-type="currency" office:currency="USD" office:value="2.0295" calcext:value-type="currency">
            <text:p>$2.0295</text:p>
          </table:table-cell>
          <table:table-cell office:value-type="currency" office:currency="USD" office:value="1.7625" calcext:value-type="currency">
            <text:p>$1.7625</text:p>
          </table:table-cell>
          <table:table-cell office:value-type="currency" office:currency="USD" office:value="1.5735" calcext:value-type="currency">
            <text:p>$1.5735</text:p>
          </table:table-cell>
          <table:table-cell office:value-type="float" office:value="0" calcext:value-type="float">
            <text:p>0</text:p>
          </table:table-cell>
          <table:table-cell table:formula="of:=[.F31]*[.B$54]" office:value-type="float" office:value="0" calcext:value-type="float">
            <text:p>0</text:p>
          </table:table-cell>
          <table:table-cell table:formula="of:=IF([.B$54]*[.F31]&lt;10; [.C31]; IF([.B$54]*[.F31]&lt;30; [.D31]; [.E31]))*[.F31]" office:value-type="currency" office:currency="USD" office:value="0" calcext:value-type="currency">
            <text:p>$0.0000</text:p>
          </table:table-cell>
          <table:table-cell office:value-type="string" calcext:value-type="string">
            <text:p>preferred</text:p>
          </table:table-cell>
          <table:table-cell table:formula="of:=IF([.I31]=&quot;y&quot;;3;0)" office:value-type="float" office:value="0" calcext:value-type="float">
            <text:p>0</text:p>
          </table:table-cell>
          <table:table-cell table:formula="of:=[.J31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TM32L072CBT6</text:p>
          </table:table-cell>
          <table:table-cell office:value-type="string" calcext:value-type="string">
            <text:p>C465977</text:p>
          </table:table-cell>
          <table:table-cell office:value-type="currency" office:currency="USD" office:value="2.1915" calcext:value-type="currency">
            <text:p>$2.1915</text:p>
          </table:table-cell>
          <table:table-cell office:value-type="currency" office:currency="USD" office:value="1.839" calcext:value-type="currency">
            <text:p>$1.8390</text:p>
          </table:table-cell>
          <table:table-cell office:value-type="currency" office:currency="USD" office:value="1.617" calcext:value-type="currency">
            <text:p>$1.6170</text:p>
          </table:table-cell>
          <table:table-cell office:value-type="float" office:value="1" calcext:value-type="float">
            <text:p>1</text:p>
          </table:table-cell>
          <table:table-cell table:formula="of:=[.F32]*[.B$54]" office:value-type="float" office:value="5" calcext:value-type="float">
            <text:p>5</text:p>
          </table:table-cell>
          <table:table-cell table:formula="of:=IF([.B$54]*[.F32]&lt;10; [.C32]; IF([.B$54]*[.F32]&lt;30; [.D32]; [.E32]))*[.F32]" office:value-type="currency" office:currency="USD" office:value="2.1915" calcext:value-type="currency">
            <text:p>$2.1915</text:p>
          </table:table-cell>
          <table:table-cell office:value-type="string" calcext:value-type="string">
            <text:p>y</text:p>
          </table:table-cell>
          <table:table-cell table:formula="of:=IF([.I32]=&quot;y&quot;;3;0)" office:value-type="float" office:value="3" calcext:value-type="float">
            <text:p>3</text:p>
          </table:table-cell>
          <table:table-cell table:formula="of:=[.J32]/[.$B$54]"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603WAF8202T5E</text:p>
          </table:table-cell>
          <table:table-cell office:value-type="string" calcext:value-type="string">
            <text:p>C23254</text:p>
          </table:table-cell>
          <table:table-cell table:number-columns-repeated="3" office:value-type="currency" office:currency="USD" office:value="0.001" calcext:value-type="currency">
            <text:p>$0.0010</text:p>
          </table:table-cell>
          <table:table-cell office:value-type="float" office:value="1" calcext:value-type="float">
            <text:p>1</text:p>
          </table:table-cell>
          <table:table-cell table:formula="of:=[.F33]*[.B$54]" office:value-type="float" office:value="5" calcext:value-type="float">
            <text:p>5</text:p>
          </table:table-cell>
          <table:table-cell table:formula="of:=IF([.B$54]*[.F33]&lt;10; [.C33]; IF([.B$54]*[.F33]&lt;30; [.D33]; [.E33]))*[.F33]" office:value-type="currency" office:currency="USD" office:value="0.001" calcext:value-type="currency">
            <text:p>$0.0010</text:p>
          </table:table-cell>
          <table:table-cell office:value-type="string" calcext:value-type="string">
            <text:p>n</text:p>
          </table:table-cell>
          <table:table-cell table:formula="of:=IF([.I33]=&quot;y&quot;;3;0)" office:value-type="float" office:value="0" calcext:value-type="float">
            <text:p>0</text:p>
          </table:table-cell>
          <table:table-cell table:formula="of:=[.J33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402WGF3302TCE</text:p>
          </table:table-cell>
          <table:table-cell office:value-type="string" calcext:value-type="string">
            <text:p>C25779</text:p>
          </table:table-cell>
          <table:table-cell table:number-columns-repeated="3" office:value-type="currency" office:currency="USD" office:value="0.0005" calcext:value-type="currency">
            <text:p>$0.0005</text:p>
          </table:table-cell>
          <table:table-cell office:value-type="float" office:value="1" calcext:value-type="float">
            <text:p>1</text:p>
          </table:table-cell>
          <table:table-cell table:formula="of:=[.F34]*[.B$54]" office:value-type="float" office:value="5" calcext:value-type="float">
            <text:p>5</text:p>
          </table:table-cell>
          <table:table-cell table:formula="of:=IF([.B$54]*[.F34]&lt;10; [.C34]; IF([.B$54]*[.F34]&lt;30; [.D34]; [.E34]))*[.F34]" office:value-type="currency" office:currency="USD" office:value="0.0005" calcext:value-type="currency">
            <text:p>$0.0005</text:p>
          </table:table-cell>
          <table:table-cell office:value-type="string" calcext:value-type="string">
            <text:p>n</text:p>
          </table:table-cell>
          <table:table-cell table:formula="of:=IF([.I34]=&quot;y&quot;;3;0)" office:value-type="float" office:value="0" calcext:value-type="float">
            <text:p>0</text:p>
          </table:table-cell>
          <table:table-cell table:formula="of:=[.J34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35]*[.B$54]" office:value-type="float" office:value="0" calcext:value-type="float">
            <text:p>0</text:p>
          </table:table-cell>
          <table:table-cell table:formula="of:=IF([.B$54]*[.F35]&lt;10; [.C35]; IF([.B$54]*[.F35]&lt;30; [.D35]; [.E35]))*[.F35]" office:value-type="currency" office:currency="USD" office:value="0" calcext:value-type="currency">
            <text:p>$0.0000</text:p>
          </table:table-cell>
          <table:table-cell/>
          <table:table-cell table:formula="of:=IF([.I35]=&quot;y&quot;;3;0)" office:value-type="float" office:value="0" calcext:value-type="float">
            <text:p>0</text:p>
          </table:table-cell>
          <table:table-cell table:formula="of:=[.J35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36]*[.B$54]" office:value-type="float" office:value="0" calcext:value-type="float">
            <text:p>0</text:p>
          </table:table-cell>
          <table:table-cell table:formula="of:=IF([.B$54]*[.F36]&lt;10; [.C36]; IF([.B$54]*[.F36]&lt;30; [.D36]; [.E36]))*[.F36]" office:value-type="currency" office:currency="USD" office:value="0" calcext:value-type="currency">
            <text:p>$0.0000</text:p>
          </table:table-cell>
          <table:table-cell/>
          <table:table-cell table:formula="of:=IF([.I36]=&quot;y&quot;;3;0)" office:value-type="float" office:value="0" calcext:value-type="float">
            <text:p>0</text:p>
          </table:table-cell>
          <table:table-cell table:formula="of:=[.J36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37]*[.B$54]" office:value-type="float" office:value="0" calcext:value-type="float">
            <text:p>0</text:p>
          </table:table-cell>
          <table:table-cell table:formula="of:=IF([.B$54]*[.F37]&lt;10; [.C37]; IF([.B$54]*[.F37]&lt;30; [.D37]; [.E37]))*[.F37]" office:value-type="currency" office:currency="USD" office:value="0" calcext:value-type="currency">
            <text:p>$0.0000</text:p>
          </table:table-cell>
          <table:table-cell/>
          <table:table-cell table:formula="of:=IF([.I37]=&quot;y&quot;;3;0)" office:value-type="float" office:value="0" calcext:value-type="float">
            <text:p>0</text:p>
          </table:table-cell>
          <table:table-cell table:formula="of:=[.J37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38]*[.B$54]" office:value-type="float" office:value="0" calcext:value-type="float">
            <text:p>0</text:p>
          </table:table-cell>
          <table:table-cell table:formula="of:=IF([.B$54]*[.F38]&lt;10; [.C38]; IF([.B$54]*[.F38]&lt;30; [.D38]; [.E38]))*[.F38]" office:value-type="currency" office:currency="USD" office:value="0" calcext:value-type="currency">
            <text:p>$0.0000</text:p>
          </table:table-cell>
          <table:table-cell/>
          <table:table-cell table:formula="of:=IF([.I38]=&quot;y&quot;;3;0)" office:value-type="float" office:value="0" calcext:value-type="float">
            <text:p>0</text:p>
          </table:table-cell>
          <table:table-cell table:formula="of:=[.J38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39]*[.B$54]" office:value-type="float" office:value="0" calcext:value-type="float">
            <text:p>0</text:p>
          </table:table-cell>
          <table:table-cell table:formula="of:=IF([.B$54]*[.F39]&lt;10; [.C39]; IF([.B$54]*[.F39]&lt;30; [.D39]; [.E39]))*[.F39]" office:value-type="currency" office:currency="USD" office:value="0" calcext:value-type="currency">
            <text:p>$0.0000</text:p>
          </table:table-cell>
          <table:table-cell/>
          <table:table-cell table:formula="of:=IF([.I39]=&quot;y&quot;;3;0)" office:value-type="float" office:value="0" calcext:value-type="float">
            <text:p>0</text:p>
          </table:table-cell>
          <table:table-cell table:formula="of:=[.J39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40]*[.B$54]" office:value-type="float" office:value="0" calcext:value-type="float">
            <text:p>0</text:p>
          </table:table-cell>
          <table:table-cell table:formula="of:=IF([.B$54]*[.F40]&lt;10; [.C40]; IF([.B$54]*[.F40]&lt;30; [.D40]; [.E40]))*[.F40]" office:value-type="currency" office:currency="USD" office:value="0" calcext:value-type="currency">
            <text:p>$0.0000</text:p>
          </table:table-cell>
          <table:table-cell/>
          <table:table-cell table:formula="of:=IF([.I40]=&quot;y&quot;;3;0)" office:value-type="float" office:value="0" calcext:value-type="float">
            <text:p>0</text:p>
          </table:table-cell>
          <table:table-cell table:formula="of:=[.J40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41]*[.B$54]" office:value-type="float" office:value="0" calcext:value-type="float">
            <text:p>0</text:p>
          </table:table-cell>
          <table:table-cell table:formula="of:=IF([.B$54]*[.F41]&lt;10; [.C41]; IF([.B$54]*[.F41]&lt;30; [.D41]; [.E41]))*[.F41]" office:value-type="currency" office:currency="USD" office:value="0" calcext:value-type="currency">
            <text:p>$0.0000</text:p>
          </table:table-cell>
          <table:table-cell/>
          <table:table-cell table:formula="of:=IF([.I41]=&quot;y&quot;;3;0)" office:value-type="float" office:value="0" calcext:value-type="float">
            <text:p>0</text:p>
          </table:table-cell>
          <table:table-cell table:formula="of:=[.J41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42]*[.B$54]" office:value-type="float" office:value="0" calcext:value-type="float">
            <text:p>0</text:p>
          </table:table-cell>
          <table:table-cell table:formula="of:=IF([.B$54]*[.F42]&lt;10; [.C42]; IF([.B$54]*[.F42]&lt;30; [.D42]; [.E42]))*[.F42]" office:value-type="currency" office:currency="USD" office:value="0" calcext:value-type="currency">
            <text:p>$0.0000</text:p>
          </table:table-cell>
          <table:table-cell/>
          <table:table-cell table:formula="of:=IF([.I42]=&quot;y&quot;;3;0)" office:value-type="float" office:value="0" calcext:value-type="float">
            <text:p>0</text:p>
          </table:table-cell>
          <table:table-cell table:formula="of:=[.J42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43]*[.B$54]" office:value-type="float" office:value="0" calcext:value-type="float">
            <text:p>0</text:p>
          </table:table-cell>
          <table:table-cell table:formula="of:=IF([.B$54]*[.F43]&lt;10; [.C43]; IF([.B$54]*[.F43]&lt;30; [.D43]; [.E43]))*[.F43]" office:value-type="currency" office:currency="USD" office:value="0" calcext:value-type="currency">
            <text:p>$0.0000</text:p>
          </table:table-cell>
          <table:table-cell/>
          <table:table-cell table:formula="of:=IF([.I43]=&quot;y&quot;;3;0)" office:value-type="float" office:value="0" calcext:value-type="float">
            <text:p>0</text:p>
          </table:table-cell>
          <table:table-cell table:formula="of:=[.J43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44]*[.B$54]" office:value-type="float" office:value="0" calcext:value-type="float">
            <text:p>0</text:p>
          </table:table-cell>
          <table:table-cell table:formula="of:=IF([.B$54]*[.F44]&lt;10; [.C44]; IF([.B$54]*[.F44]&lt;30; [.D44]; [.E44]))*[.F44]" office:value-type="currency" office:currency="USD" office:value="0" calcext:value-type="currency">
            <text:p>$0.0000</text:p>
          </table:table-cell>
          <table:table-cell/>
          <table:table-cell table:formula="of:=IF([.I44]=&quot;y&quot;;3;0)" office:value-type="float" office:value="0" calcext:value-type="float">
            <text:p>0</text:p>
          </table:table-cell>
          <table:table-cell table:formula="of:=[.J44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45]*[.B$54]" office:value-type="float" office:value="0" calcext:value-type="float">
            <text:p>0</text:p>
          </table:table-cell>
          <table:table-cell table:formula="of:=IF([.B$54]*[.F45]&lt;10; [.C45]; IF([.B$54]*[.F45]&lt;30; [.D45]; [.E45]))*[.F45]" office:value-type="currency" office:currency="USD" office:value="0" calcext:value-type="currency">
            <text:p>$0.0000</text:p>
          </table:table-cell>
          <table:table-cell/>
          <table:table-cell table:formula="of:=IF([.I45]=&quot;y&quot;;3;0)" office:value-type="float" office:value="0" calcext:value-type="float">
            <text:p>0</text:p>
          </table:table-cell>
          <table:table-cell table:formula="of:=[.J45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46]*[.B$54]" office:value-type="float" office:value="0" calcext:value-type="float">
            <text:p>0</text:p>
          </table:table-cell>
          <table:table-cell table:formula="of:=IF([.B$54]*[.F46]&lt;10; [.C46]; IF([.B$54]*[.F46]&lt;30; [.D46]; [.E46]))*[.F46]" office:value-type="currency" office:currency="USD" office:value="0" calcext:value-type="currency">
            <text:p>$0.0000</text:p>
          </table:table-cell>
          <table:table-cell/>
          <table:table-cell table:formula="of:=IF([.I46]=&quot;y&quot;;3;0)" office:value-type="float" office:value="0" calcext:value-type="float">
            <text:p>0</text:p>
          </table:table-cell>
          <table:table-cell table:formula="of:=[.J46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47]*[.B$54]" office:value-type="float" office:value="0" calcext:value-type="float">
            <text:p>0</text:p>
          </table:table-cell>
          <table:table-cell table:formula="of:=IF([.B$54]*[.F47]&lt;10; [.C47]; IF([.B$54]*[.F47]&lt;30; [.D47]; [.E47]))*[.F47]" office:value-type="currency" office:currency="USD" office:value="0" calcext:value-type="currency">
            <text:p>$0.0000</text:p>
          </table:table-cell>
          <table:table-cell/>
          <table:table-cell table:formula="of:=IF([.I47]=&quot;y&quot;;3;0)" office:value-type="float" office:value="0" calcext:value-type="float">
            <text:p>0</text:p>
          </table:table-cell>
          <table:table-cell table:formula="of:=[.J47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48]*[.B$54]" office:value-type="float" office:value="0" calcext:value-type="float">
            <text:p>0</text:p>
          </table:table-cell>
          <table:table-cell table:formula="of:=IF([.B$54]*[.F48]&lt;10; [.C48]; IF([.B$54]*[.F48]&lt;30; [.D48]; [.E48]))*[.F48]" office:value-type="currency" office:currency="USD" office:value="0" calcext:value-type="currency">
            <text:p>$0.0000</text:p>
          </table:table-cell>
          <table:table-cell/>
          <table:table-cell table:formula="of:=IF([.I48]=&quot;y&quot;;3;0)" office:value-type="float" office:value="0" calcext:value-type="float">
            <text:p>0</text:p>
          </table:table-cell>
          <table:table-cell table:formula="of:=[.J48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49]*[.B$54]" office:value-type="float" office:value="0" calcext:value-type="float">
            <text:p>0</text:p>
          </table:table-cell>
          <table:table-cell table:formula="of:=IF([.B$54]*[.F49]&lt;10; [.C49]; IF([.B$54]*[.F49]&lt;30; [.D49]; [.E49]))*[.F49]" office:value-type="currency" office:currency="USD" office:value="0" calcext:value-type="currency">
            <text:p>$0.0000</text:p>
          </table:table-cell>
          <table:table-cell/>
          <table:table-cell table:formula="of:=IF([.I49]=&quot;y&quot;;3;0)" office:value-type="float" office:value="0" calcext:value-type="float">
            <text:p>0</text:p>
          </table:table-cell>
          <table:table-cell table:formula="of:=[.J49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50]*[.B$54]" office:value-type="float" office:value="0" calcext:value-type="float">
            <text:p>0</text:p>
          </table:table-cell>
          <table:table-cell table:formula="of:=IF([.B$54]*[.F50]&lt;10; [.C50]; IF([.B$54]*[.F50]&lt;30; [.D50]; [.E50]))*[.F50]" office:value-type="currency" office:currency="USD" office:value="0" calcext:value-type="currency">
            <text:p>$0.0000</text:p>
          </table:table-cell>
          <table:table-cell/>
          <table:table-cell table:formula="of:=IF([.I50]=&quot;y&quot;;3;0)" office:value-type="float" office:value="0" calcext:value-type="float">
            <text:p>0</text:p>
          </table:table-cell>
          <table:table-cell table:formula="of:=[.J50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F51]*[.B$54]" office:value-type="float" office:value="0" calcext:value-type="float">
            <text:p>0</text:p>
          </table:table-cell>
          <table:table-cell table:formula="of:=IF([.B$54]*[.F51]&lt;10; [.C51]; IF([.B$54]*[.F51]&lt;30; [.D51]; [.E51]))*[.F51]" office:value-type="currency" office:currency="USD" office:value="0" calcext:value-type="currency">
            <text:p>$0.0000</text:p>
          </table:table-cell>
          <table:table-cell/>
          <table:table-cell table:formula="of:=IF([.I51]=&quot;y&quot;;3;0)" office:value-type="float" office:value="0" calcext:value-type="float">
            <text:p>0</text:p>
          </table:table-cell>
          <table:table-cell table:formula="of:=[.J51]/[.$B$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Totals</text:p>
          </table:table-cell>
          <table:table-cell table:style-name="ce15" table:number-columns-repeated="4"/>
          <table:table-cell table:style-name="ce15" table:formula="of:=SUM([.F2:.F51])" office:value-type="float" office:value="33" calcext:value-type="float">
            <text:p>33</text:p>
          </table:table-cell>
          <table:table-cell table:style-name="ce15" table:formula="of:=SUM([.G2:.G51])" office:value-type="float" office:value="165" calcext:value-type="float">
            <text:p>165</text:p>
          </table:table-cell>
          <table:table-cell table:style-name="ce42" table:formula="of:=SUM([.H2:.H51])" office:value-type="currency" office:currency="USD" office:value="3.8028" calcext:value-type="currency">
            <text:p>$3.8028</text:p>
          </table:table-cell>
          <table:table-cell table:style-name="ce15"/>
          <table:table-cell table:style-name="ce15" table:formula="of:=SUM([.J2:.J51])" office:value-type="float" office:value="24" calcext:value-type="float">
            <text:p>24</text:p>
          </table:table-cell>
          <table:table-cell table:style-name="ce15" table:formula="of:=SUM([.K2:.K51])" office:value-type="float" office:value="4.8" calcext:value-type="float">
            <text:p>4.8</text:p>
          </table:table-cell>
          <table:table-cell table:style-name="ce49"/>
          <table:table-cell table:number-columns-repeated="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6"/>
          <table:table-cell table:style-name="ce43" table:formula="of:=SUM([.H2:.H51])" office:value-type="currency" office:currency="USD" office:value="3.8028" calcext:value-type="currency">
            <text:p>$3.8028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43" table:formula="of:=[.H53]+[.J52]/[.B54]" office:value-type="currency" office:currency="USD" office:value="8.6028" calcext:value-type="currency">
            <text:p>$8.6028</text:p>
          </table:table-cell>
          <table:table-cell table:style-name="Default" table:formula="of:=SUM([.K2:.K23])" office:value-type="float" office:value="3" calcext:value-type="float">
            <text:p>3</text:p>
          </table:table-cell>
          <table:table-cell table:style-name="Default" office:value-type="string" calcext:value-type="string">
            <text:p>Number of extended parts: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5"/>
          <table:table-cell table:style-name="ce3" table:formula="of:=[.H53]*[.B54]" office:value-type="float" office:value="19.014" calcext:value-type="float">
            <text:p>19.014</text:p>
          </table:table-cell>
          <table:table-cell table:style-name="Default"/>
          <table:table-cell table:style-name="ce17" table:formula="of:=[.J53]*[.B54]" office:value-type="float" office:value="43.014" calcext:value-type="float">
            <text:p>43.014</text:p>
          </table:table-cell>
          <table:table-cell table:style-name="Default"/>
          <table:table-cell table:style-name="Default" table:formula="of:=SUMPRODUCT([.J2:.J51];[.F2:.F51])/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hipping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6"/>
          <table:table-cell table:style-name="Default" office:value-type="string" calcext:value-type="string">
            <text:p>Total BOM + board cost</text:p>
          </table:table-cell>
          <table:table-cell table:style-name="ce3" table:formula="of:=[.J53]+2/5" office:value-type="float" office:value="9.0028" calcext:value-type="float">
            <text:p>9.0028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unit cost with tariff and shipping</text:p>
          </table:table-cell>
          <table:table-cell table:style-name="Default" table:formula="of:=[.J55]*1.55 + [.B55]/[.B54]" office:value-type="float" office:value="18.95434" calcext:value-type="float">
            <text:p>18.95434</text:p>
          </table:table-cell>
          <table:table-cell table:style-name="Default"/>
          <table:table-cell table:style-name="Default" office:value-type="string" calcext:value-type="string">
            <text:p>Regulator cost</text:p>
          </table:table-cell>
          <table:table-cell table:style-name="ce51" table:formula="of:=[.H11]+[.J11]/[.B54]+[.H18]+[.J18]/[.B54]" office:value-type="currency" office:currency="USD" office:value="1.494" calcext:value-type="currency">
            <text:p>$1.49</text:p>
          </table:table-cell>
          <table:table-cell table:number-columns-repeated="5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Total price</text:p>
          </table:table-cell>
          <table:table-cell table:style-name="Default" table:formula="of:=[.J56]*[.B54]" office:value-type="float" office:value="94.7717" calcext:value-type="float">
            <text:p>94.7717</text:p>
          </table:table-cell>
          <table:table-cell table:style-name="Default" table:number-columns-repeated="2"/>
          <table:table-cell table:number-columns-repeated="6"/>
        </table:table-row>
        <calcext:conditional-formats>
          <calcext:conditional-format calcext:target-range-address="'Money Budget'.F2:'Money Budget'.G51">
            <calcext:condition calcext:apply-style-name="Bad" calcext:value="&lt;=0" calcext:base-cell-address="'Money Budget'.F2"/>
          </calcext:conditional-format>
          <calcext:conditional-format calcext:target-range-address="'Money Budget'.H2:'Money Budget'.H51">
            <calcext:condition calcext:apply-style-name="Bad" calcext:value="&lt;=0" calcext:base-cell-address="'Money Budget'.H2"/>
          </calcext:conditional-format>
          <calcext:conditional-format calcext:target-range-address="'Money Budget'.I2:'Money Budget'.I51">
            <calcext:condition calcext:apply-style-name="Neutral" calcext:value="=&quot;y&quot;" calcext:base-cell-address="'Money Budget'.I2"/>
            <calcext:condition calcext:apply-style-name="Good" calcext:value="!=&quot;y:" calcext:base-cell-address="'Money Budget'.I2"/>
          </calcext:conditional-format>
        </calcext:conditional-formats>
      </table:table>
      <table:table table:name="Power Budget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Battery to 3.3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00000272097482668486" calcext:value-type="float">
            <text:p>2.72097482668486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0.000554082987857144" calcext:value-type="float">
            <text:p>0.000554082987857144</text:p>
          </table:table-cell>
          <table:table-cell table:number-columns-repeated="6"/>
          <table:table-cell table:style-name="ce50" office:value-type="string" calcext:value-type="string" table:number-columns-spanned="2" table:number-rows-spanned="1">
            <text:p>Sleep</text:p>
          </table:table-cell>
          <table:covered-table-cell table:style-name="ce50"/>
          <table:table-cell table:style-name="ce50" office:value-type="string" calcext:value-type="string" table:number-columns-spanned="2" table:number-rows-spanned="1">
            <text:p>Run</text:p>
          </table:table-cell>
          <table:covered-table-cell table:style-name="ce50"/>
          <table:table-cell table:style-name="ce39" office:value-type="string" calcext:value-type="string" table:number-columns-spanned="3" table:number-rows-spanned="1">
            <text:p>Average</text:p>
          </table:table-cell>
          <table:covered-table-cell table:number-columns-repeated="2" table:style-name="ce50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([.D3]*[.E3]/[.F3])/[.B3]" office:value-type="float" office:value="0.00000136048741334243" calcext:value-type="float">
            <text:p>1.36048741334243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table:formula="of:=[.F2]" office:value-type="float" office:value="0.838" calcext:value-type="float">
            <text:p>0.838</text:p>
          </table:table-cell>
          <table:table-cell table:formula="of:=[.D3]*[.E3]*(1-[.F3])*1000" office:value-type="float" office:value="0.000554082987857144" calcext:value-type="float">
            <text:p>0.000554082987857144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On proportion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m32l011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23" calcext:value-type="float">
            <text:p>2.30E-07</text:p>
          </table:table-cell>
          <table:table-cell table:formula="of:=[.M4]*[.N4]" office:value-type="float" office:value="0.000000759" calcext:value-type="float">
            <text:p>0.000000759</text:p>
          </table:table-cell>
          <table:table-cell table:style-name="ce40" office:value-type="float" office:value="0.000152" calcext:value-type="float">
            <text:p>1.52E-04</text:p>
          </table:table-cell>
          <table:table-cell table:formula="of:=[.M4]*[.P4]" office:value-type="float" office:value="0.0005016" calcext:value-type="float">
            <text:p>0.0005016</text:p>
          </table:table-cell>
          <table:table-cell table:formula="of:=1/3600" office:value-type="float" office:value="0.000277777777777778" calcext:value-type="float">
            <text:p>0.000277777777777778</text:p>
          </table:table-cell>
          <table:table-cell table:formula="of:=[.N4]*(1-[.R4])+[.P4]*[.R4]" office:value-type="float" office:value="0.00000027215833333333" calcext:value-type="float">
            <text:p>2.72158333333333E-07</text:p>
          </table:table-cell>
          <table:table-cell table:formula="of:=[.S4]*[.M4]" office:value-type="float" office:value="0.0000008981225" calcext:value-type="float">
            <text:p>0.0000008981225</text:p>
          </table:table-cell>
          <table:table-cell office:value-type="string" calcext:value-type="string">
            <text:p>deep sleep, one for one second per hour at 2mHz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ED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[.M5]*[.N5]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formula="of:=[.M5]*[.P5]" office:value-type="float" office:value="0.02376" calcext:value-type="float">
            <text:p>0.02376</text:p>
          </table:table-cell>
          <table:table-cell table:formula="of:=(1/60)*1/24*1/7" office:value-type="float" office:value="0.0000992063492063492" calcext:value-type="float">
            <text:p>9.92063492063492E-05</text:p>
          </table:table-cell>
          <table:table-cell table:formula="of:=[.N5]*(1-[.R5])+[.P5]*[.R5]" office:value-type="float" office:value="0.00000071428571428572" calcext:value-type="float">
            <text:p>7.14285714285714E-07</text:p>
          </table:table-cell>
          <table:table-cell table:formula="of:=[.S5]*[.M5]" office:value-type="float" office:value="0.00000235714285714286" calcext:value-type="float">
            <text:p>2.35714285714286E-06</text:p>
          </table:table-cell>
          <table:table-cell office:value-type="string" calcext:value-type="string">
            <text:p>On for one minute per hour, one day a week</text:p>
          </table:table-cell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0"/>
          <table:table-cell office:value-type="string" calcext:value-type="string">
            <text:p>lm66200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N6]" office:value-type="float" office:value="0.000000165" calcext:value-type="float">
            <text:p>0.000000165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P6]" office:value-type="float" office:value="0.000000165" calcext:value-type="float">
            <text:p>0.000000165</text:p>
          </table:table-cell>
          <table:table-cell office:value-type="float" office:value="1" calcext:value-type="float">
            <text:p>1</text:p>
          </table:table-cell>
          <table:table-cell table:formula="of:=[.N6]*(1-[.R6])+[.P6]*[.R6]" office:value-type="float" office:value="0.00000005" calcext:value-type="float">
            <text:p>0.00000005</text:p>
          </table:table-cell>
          <table:table-cell table:formula="of:=[.S6]*[.M6]" office:value-type="float" office:value="0.000000165" calcext:value-type="float">
            <text:p>0.000000165</text:p>
          </table:table-cell>
          <table:table-cell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runtime (d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/>
          <table:table-cell table:formula="of:=[.M7]*[.P7]" office:value-type="float" office:value="0" calcext:value-type="float">
            <text:p>0</text:p>
          </table:table-cell>
          <table:table-cell/>
          <table:table-cell table:formula="of:=[.N7]*(1-[.R7])+[.P7]*[.R7]" office:value-type="float" office:value="0" calcext:value-type="float">
            <text:p>0</text:p>
          </table:table-cell>
          <table:table-cell table:formula="of:=[.S7]*[.M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41018.413045019" calcext:value-type="float">
            <text:p>441018.413045019</text:p>
          </table:table-cell>
          <table:table-cell table:formula="of:=[.D8]/24" office:value-type="float" office:value="18375.7672102091" calcext:value-type="float">
            <text:p>18375.7672102091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8]*[.N8]" office:value-type="float" office:value="0" calcext:value-type="float">
            <text:p>0</text:p>
          </table:table-cell>
          <table:table-cell/>
          <table:table-cell table:formula="of:=[.M8]*[.P8]" office:value-type="float" office:value="0" calcext:value-type="float">
            <text:p>0</text:p>
          </table:table-cell>
          <table:table-cell/>
          <table:table-cell table:formula="of:=[.N8]*(1-[.R8])+[.P8]*[.R8]" office:value-type="float" office:value="0" calcext:value-type="float">
            <text:p>0</text:p>
          </table:table-cell>
          <table:table-cell table:formula="of:=[.S8]*[.M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18788.360510455" calcext:value-type="float">
            <text:p>918788.360510455</text:p>
          </table:table-cell>
          <table:table-cell table:formula="of:=[.D9]/24" office:value-type="float" office:value="38282.8483546023" calcext:value-type="float">
            <text:p>38282.8483546023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9]*[.N9]" office:value-type="float" office:value="0" calcext:value-type="float">
            <text:p>0</text:p>
          </table:table-cell>
          <table:table-cell/>
          <table:table-cell table:formula="of:=[.M9]*[.P9]" office:value-type="float" office:value="0" calcext:value-type="float">
            <text:p>0</text:p>
          </table:table-cell>
          <table:table-cell/>
          <table:table-cell table:formula="of:=[.N9]*(1-[.R9])+[.P9]*[.R9]" office:value-type="float" office:value="0" calcext:value-type="float">
            <text:p>0</text:p>
          </table:table-cell>
          <table:table-cell table:formula="of:=[.S9]*[.M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C10]/1000)/[.$C$3]" office:value-type="float" office:value="73503.0688408364" calcext:value-type="float">
            <text:p>73503.0688408364</text:p>
          </table:table-cell>
          <table:table-cell table:formula="of:=[.D10]/24" office:value-type="float" office:value="3062.62786836818" calcext:value-type="float">
            <text:p>3062.62786836818</text:p>
          </table:table-cell>
          <table:table-cell office:value-type="string" calcext:value-type="string">
            <text:p>100 may be a bit convservative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 table:formula="of:=[.E17]" office:value-type="float" office:value="0" calcext:value-type="float">
            <text:p>0</text:p>
          </table:table-cell>
          <table:table-cell table:formula="of:=[.M10]*[.N10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M10]*[.P10]" office:value-type="float" office:value="0" calcext:value-type="float">
            <text:p>0</text:p>
          </table:table-cell>
          <table:table-cell/>
          <table:table-cell table:formula="of:=[.N10]*(1-[.R10])+[.P10]*[.R10]" office:value-type="float" office:value="0" calcext:value-type="float">
            <text:p>0</text:p>
          </table:table-cell>
          <table:table-cell table:formula="of:=[.S10]*[.M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32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formula="of:=([.C11]/1000)/[.$C$3]" office:value-type="float" office:value="161706.75144984" calcext:value-type="float">
            <text:p>161706.75144984</text:p>
          </table:table-cell>
          <table:table-cell table:formula="of:=[.D11]/24" office:value-type="float" office:value="6737.78131041001" calcext:value-type="float">
            <text:p>6737.78131041001</text:p>
          </table:table-cell>
          <table:table-cell table:number-columns-repeated="6"/>
          <table:table-cell table:style-name="ce3" office:value-type="string" calcext:value-type="string">
            <text:p>Total 3v3</text:p>
          </table:table-cell>
          <table:table-cell table:style-name="ce3"/>
          <table:table-cell table:style-name="ce3" table:formula="of:=SUM([.N4:.N10])" office:value-type="float" office:value="0.00000028" calcext:value-type="float">
            <text:p>0.00000028</text:p>
          </table:table-cell>
          <table:table-cell table:style-name="ce3" table:formula="of:=SUM([.O4:.O10])" office:value-type="float" office:value="0.000000924" calcext:value-type="float">
            <text:p>0.000000924</text:p>
          </table:table-cell>
          <table:table-cell table:style-name="ce3" table:formula="of:=SUM([.P4:.P10])" office:value-type="float" office:value="0.00735205" calcext:value-type="float">
            <text:p>0.00735205</text:p>
          </table:table-cell>
          <table:table-cell table:style-name="ce3" table:formula="of:=SUM([.Q4:.Q10])" office:value-type="float" office:value="0.024261765" calcext:value-type="float">
            <text:p>0.024261765</text:p>
          </table:table-cell>
          <table:table-cell/>
          <table:table-cell table:style-name="ce3" table:formula="of:=SUM([.S4:.S10])" office:value-type="float" office:value="0.00000103644404761905" calcext:value-type="float">
            <text:p>1.03644404761905E-06</text:p>
          </table:table-cell>
          <table:table-cell table:style-name="ce3" table:formula="of:=SUM([.T4:.T10])" office:value-type="float" office:value="0.00000342026535714286" calcext:value-type="float">
            <text:p>3.42026535714286E-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mA</text:p>
          </table:table-cell>
          <table:table-cell/>
          <table:table-cell table:formula="of:=[.N11]*1000" office:value-type="float" office:value="0.00028" calcext:value-type="float">
            <text:p>0.00028</text:p>
          </table:table-cell>
          <table:table-cell table:formula="of:=[.O11]*1000" office:value-type="float" office:value="0.000924" calcext:value-type="float">
            <text:p>0.000924</text:p>
          </table:table-cell>
          <table:table-cell table:formula="of:=[.P11]*1000" office:value-type="float" office:value="7.35205" calcext:value-type="float">
            <text:p>7.35205</text:p>
          </table:table-cell>
          <table:table-cell table:formula="of:=[.Q11]*1000" office:value-type="float" office:value="24.261765" calcext:value-type="float">
            <text:p>24.261765</text:p>
          </table:table-cell>
          <table:table-cell table:formula="of:=[.R11]*1000" office:value-type="float" office:value="0" calcext:value-type="float">
            <text:p>0</text:p>
          </table:table-cell>
          <table:table-cell table:formula="of:=[.S11]*1000" office:value-type="float" office:value="0.00103644404761905" calcext:value-type="float">
            <text:p>0.00103644404761905</text:p>
          </table:table-cell>
          <table:table-cell table:formula="of:=[.T11]*1000" office:value-type="float" office:value="0.00342026535714286" calcext:value-type="float">
            <text:p>0.0034202653571428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uA</text:p>
          </table:table-cell>
          <table:table-cell/>
          <table:table-cell table:formula="of:=[.N12]*1000" office:value-type="float" office:value="0.28" calcext:value-type="float">
            <text:p>0.28</text:p>
          </table:table-cell>
          <table:table-cell table:formula="of:=[.O12]*1000" office:value-type="float" office:value="0.924" calcext:value-type="float">
            <text:p>0.924</text:p>
          </table:table-cell>
          <table:table-cell table:formula="of:=[.P12]*1000" office:value-type="float" office:value="7352.05" calcext:value-type="float">
            <text:p>7352.05</text:p>
          </table:table-cell>
          <table:table-cell table:formula="of:=[.Q12]*1000" office:value-type="float" office:value="24261.765" calcext:value-type="float">
            <text:p>24261.765</text:p>
          </table:table-cell>
          <table:table-cell table:formula="of:=[.R12]*1000" office:value-type="float" office:value="0" calcext:value-type="float">
            <text:p>0</text:p>
          </table:table-cell>
          <table:table-cell table:formula="of:=[.S12]*1000" office:value-type="float" office:value="1.03644404761905" calcext:value-type="float">
            <text:p>1.03644404761905</text:p>
          </table:table-cell>
          <table:table-cell table:formula="of:=[.T12]*1000" office:value-type="float" office:value="3.42026535714286" calcext:value-type="float">
            <text:p>3.42026535714286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r2020 nominal down to 2V, and the L0x1 series can go down to 1.65V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robably don’t need a regulato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8-26T18:26:28.868749491</dc:date>
    <meta:editing-duration>P2DT8H31M26S</meta:editing-duration>
    <meta:editing-cycles>139</meta:editing-cycles>
    <meta:generator>LibreOffice/7.3.7.2$Linux_X86_64 LibreOffice_project/30$Build-2</meta:generator>
    <meta:document-statistic meta:table-count="2" meta:cell-count="758" meta:object-count="0"/>
  </office:meta>
</office:document-meta>
</file>